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P5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7.595cm" fo:margin-left="0.097cm"/>
    </style:style>
    <style:style style:name="Column1" style:family="table-column">
      <style:table-column-properties style:column-width="2.275cm"/>
    </style:style>
    <style:style style:name="Column2" style:family="table-column">
      <style:table-column-properties style:column-width="9.451cm"/>
    </style:style>
    <style:style style:name="Column3" style:family="table-column">
      <style:table-column-properties style:column-width="5.868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0" style:family="paragraph" style:parent-style-name="Standard">
      <style:paragraph-properties fo:text-align="left" fo:break-before="auto" fo:text-indent="12.524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" style:family="paragraph" style:parent-style-name="Standard">
      <style:paragraph-properties fo:text-align="left" fo:break-before="auto" fo:text-indent="12.524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9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0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0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0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0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_10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9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0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_1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9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0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_1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9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0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_1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9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0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0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10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2" style:family="table-row"/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3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7" style:family="table-row"/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/>
      <text:p text:style-name="P2"><text:span text:style-name="T2_1">Instructions</text:span><text:span text:style-name="T2_2">:</text:span></text:p>
      <text:p text:style-name="P3"><text:span text:style-name="T3_1">Please</text:span><text:span text:style-name="T3_2"><text:s/></text:span><text:span text:style-name="T3_3">translate</text:span><text:span text:style-name="T3_4"><text:s/></text:span><text:span text:style-name="T3_5">the</text:span><text:span text:style-name="T3_6"><text:s/></text:span><text:span text:style-name="T3_7">phrases</text:span><text:span text:style-name="T3_8"><text:s/></text:span><text:span text:style-name="T3_9">from</text:span><text:span text:style-name="T3_10"><text:s/></text:span><text:span text:style-name="T3_11">the</text:span><text:span text:style-name="T3_12"><text:s/></text:span><text:span text:style-name="T3_13">column</text:span><text:span text:style-name="T3_14"><text:s/></text:span><text:span text:style-name="T3_15">marked</text:span><text:span text:style-name="T3_16"><text:s/>“</text:span><text:span text:style-name="T3_17">English</text:span><text:span text:style-name="T3_18">”<text:s/></text:span><text:span text:style-name="T3_19">into</text:span><text:span text:style-name="T3_20"><text:s/></text:span><text:span text:style-name="T3_21">the</text:span><text:span text:style-name="T3_22"><text:s/></text:span><text:span text:style-name="T3_23">column</text:span><text:span text:style-name="T3_24"><text:s/></text:span><text:span text:style-name="T3_25">marked</text:span><text:span text:style-name="T3_26"><text:s/>“</text:span><text:span text:style-name="T3_27">Translation</text:span><text:span text:style-name="T3_28">”.<text:s/></text:span><text:span text:style-name="T3_29">The</text:span><text:span text:style-name="T3_30"><text:s/></text:span><text:span text:style-name="T3_31">Reference</text:span><text:span text:style-name="T3_32"><text:s/></text:span><text:span text:style-name="T3_33">is</text:span><text:span text:style-name="T3_34"><text:s/></text:span><text:span text:style-name="T3_35">used</text:span><text:span text:style-name="T3_36"><text:s/></text:span><text:span text:style-name="T3_37">to</text:span><text:span text:style-name="T3_38"><text:s/></text:span><text:span text:style-name="T3_39">attach</text:span><text:span text:style-name="T3_40"><text:s/></text:span><text:span text:style-name="T3_41">the</text:span><text:span text:style-name="T3_42"><text:s/></text:span><text:span text:style-name="T3_43">text</text:span><text:span text:style-name="T3_44"><text:s/></text:span><text:span text:style-name="T3_45">within</text:span><text:span text:style-name="T3_46"><text:s/></text:span><text:span text:style-name="T3_47">the</text:span><text:span text:style-name="T3_48"><text:s/></text:span><text:span text:style-name="T3_49">game</text:span><text:span text:style-name="T3_50">.</text:span></text:p>
      <text:p text:style-name="P4"><text:span text:style-name="T4_1"><text:line-break/></text:span><text:span text:style-name="T4_2">When</text:span><text:span text:style-name="T4_3"><text:s/></text:span><text:span text:style-name="T4_4">you</text:span><text:span text:style-name="T4_5"><text:s/></text:span><text:span text:style-name="T4_6">are</text:span><text:span text:style-name="T4_7"><text:s/></text:span><text:span text:style-name="T4_8">finished</text:span><text:span text:style-name="T4_9">,<text:s/></text:span><text:span text:style-name="T4_10">please</text:span><text:span text:style-name="T4_11"><text:s/></text:span><text:span text:style-name="T4_12">e</text:span><text:span text:style-name="T4_13">-</text:span><text:span text:style-name="T4_14">mail</text:span><text:span text:style-name="T4_15"><text:s/></text:span><text:span text:style-name="T4_16">this</text:span><text:span text:style-name="T4_17"><text:s/></text:span><text:span text:style-name="T4_18">document</text:span><text:span text:style-name="T4_19"><text:s/></text:span><text:span text:style-name="T4_20">to</text:span><text:span text:style-name="T4_21"><text:s/></text:span><text:span text:style-name="T4_22">phylo</text:span><text:span text:style-name="T4_23">-</text:span><text:span text:style-name="T4_24">submit</text:span><text:span text:style-name="T4_25">@</text:span><text:span text:style-name="T4_26">cs</text:span><text:span text:style-name="T4_27">.</text:span><text:span text:style-name="T4_28">mcgill</text:span><text:span text:style-name="T4_29">.</text:span><text:span text:style-name="T4_30">ca</text:span></text:p>
      <text:p text:style-name="P5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6"><text:span text:style-name="T6_1">Reference</text:span></text:p>
          </table:table-cell>
          <table:table-cell table:style-name="Cell2">
            <text:p text:style-name="P7"><text:span text:style-name="T7_1">English</text:span></text:p>
          </table:table-cell>
          <table:table-cell table:style-name="Cell3">
            <text:p text:style-name="P8"><text:span text:style-name="T8_1">Translation</text:span></text:p>
          </table:table-cell>
        </table:table-row>
        <table:table-row table:style-name="Row2">
          <table:table-cell table:style-name="Cell4">
            <text:p text:style-name="P9"><text:span text:style-name="T9_1">lang</text:span></text:p>
          </table:table-cell>
          <table:table-cell table:style-name="Cell5">
            <text:p text:style-name="P10"><text:span text:style-name="T10_1">{</text:span><text:span text:style-name="T10_2">Language</text:span><text:span text:style-name="T10_3"><text:s/></text:span><text:span text:style-name="T10_4">of</text:span><text:span text:style-name="T10_5"><text:s/></text:span><text:span text:style-name="T10_6">Translation</text:span><text:span text:style-name="T10_7">'</text:span><text:span text:style-name="T10_8">s</text:span><text:span text:style-name="T10_9"><text:s/></text:span><text:span text:style-name="T10_10">name</text:span><text:span text:style-name="T10_11"><text:s/></text:span><text:span text:style-name="T10_12">in</text:span><text:span text:style-name="T10_13"><text:s/></text:span><text:span text:style-name="T10_14">the</text:span><text:span text:style-name="T10_15"><text:s/></text:span><text:span text:style-name="T10_16">language</text:span></text:p>
            <text:p text:style-name="P11"><text:span text:style-name="T11_1">E</text:span><text:span text:style-name="T11_2">.</text:span><text:span text:style-name="T11_3">g</text:span><text:span text:style-name="T11_4">.<text:s/></text:span><text:span text:style-name="T11_5">For</text:span><text:span text:style-name="T11_6"><text:s/></text:span><text:span text:style-name="T11_7">French</text:span><text:span text:style-name="T11_8"><text:s/></text:span><text:span text:style-name="T11_9">you</text:span><text:span text:style-name="T11_10"><text:s/></text:span><text:span text:style-name="T11_11">would</text:span><text:span text:style-name="T11_12"><text:s/></text:span><text:span text:style-name="T11_13">put</text:span><text:span text:style-name="T11_14"><text:s/>“</text:span><text:span text:style-name="T11_15">Francais</text:span><text:span text:style-name="T11_16">”}</text:span></text:p>
          </table:table-cell>
          <table:table-cell table:style-name="Cell6">
            <text:p text:style-name="P12"/>
          </table:table-cell>
        </table:table-row>
        <table:table-row table:style-name="Row3">
          <table:table-cell table:style-name="Cell7">
            <text:p text:style-name="P13"><text:span text:style-name="T13_1">author</text:span></text:p>
          </table:table-cell>
          <table:table-cell table:style-name="Cell8">
            <text:p text:style-name="P14"><text:span text:style-name="T14_1">{</text:span><text:span text:style-name="T14_2">Your</text:span><text:span text:style-name="T14_3"><text:s/></text:span><text:span text:style-name="T14_4">Name</text:span><text:span text:style-name="T14_5">}</text:span></text:p>
            <text:p text:style-name="P15"><text:span text:style-name="T15_1">e</text:span><text:span text:style-name="T15_2">.</text:span><text:span text:style-name="T15_3">g</text:span><text:span text:style-name="T15_4">.<text:s/></text:span><text:span text:style-name="T15_5">Jerome</text:span><text:span text:style-name="T15_6"><text:s/></text:span><text:span text:style-name="T15_7">Waldispuhl</text:span></text:p>
          </table:table-cell>
          <table:table-cell table:style-name="Cell9">
            <text:p text:style-name="P16"/>
          </table:table-cell>
        </table:table-row>
        <table:table-row table:style-name="Row4">
          <table:table-cell table:style-name="Cell10">
            <text:p text:style-name="P17"><text:span text:style-name="T17_1">date</text:span></text:p>
          </table:table-cell>
          <table:table-cell table:style-name="Cell11">
            <text:p text:style-name="P18"><text:span text:style-name="T18_1">{</text:span><text:span text:style-name="T18_2">Indicate</text:span><text:span text:style-name="T18_3"><text:s/></text:span><text:span text:style-name="T18_4">here</text:span><text:span text:style-name="T18_5"><text:s/></text:span><text:span text:style-name="T18_6">the</text:span><text:span text:style-name="T18_7"><text:s/></text:span><text:span text:style-name="T18_8">date</text:span><text:span text:style-name="T18_9"><text:s/></text:span><text:span text:style-name="T18_10">of</text:span><text:span text:style-name="T18_11"><text:s/></text:span><text:span text:style-name="T18_12">the</text:span><text:span text:style-name="T18_13"><text:s/></text:span><text:span text:style-name="T18_14">translation</text:span><text:span text:style-name="T18_15">}</text:span></text:p>
          </table:table-cell>
          <table:table-cell table:style-name="Cell12">
            <text:p text:style-name="P19"/>
          </table:table-cell>
        </table:table-row>
        <table:table-row table:style-name="Row5">
          <table:table-cell table:style-name="Cell13">
            <text:p text:style-name="P20"><text:span text:style-name="T20_1">Tutorial</text:span><text:span text:style-name="T20_2"><text:s/>3</text:span></text:p>
          </table:table-cell>
          <table:table-cell table:style-name="Cell14">
            <text:p text:style-name="P21"><text:span text:style-name="T21_1">However</text:span><text:span text:style-name="T21_2">,<text:s/></text:span><text:span text:style-name="T21_3">the</text:span><text:span text:style-name="T21_4"><text:s/></text:span><text:span text:style-name="T21_5">sequences</text:span><text:span text:style-name="T21_6"><text:s/></text:span><text:span text:style-name="T21_7">are</text:span><text:span text:style-name="T21_8"><text:s/></text:span><text:span text:style-name="T21_9">not</text:span><text:span text:style-name="T21_10"><text:s/></text:span><text:span text:style-name="T21_11">identical</text:span><text:span text:style-name="T21_12">.<text:s/></text:span><text:span text:style-name="T21_13">Thus</text:span><text:span text:style-name="T21_14">,<text:s/></text:span><text:span text:style-name="T21_15">color</text:span><text:span text:style-name="T21_16"><text:s/></text:span><text:span text:style-name="T21_17">mismatches</text:span><text:span text:style-name="T21_18"><text:s/></text:span><text:span text:style-name="T21_19">and</text:span><text:span text:style-name="T21_20"><text:s/></text:span><text:span text:style-name="T21_21">gaps</text:span><text:span text:style-name="T21_22"><text:s/></text:span><text:span text:style-name="T21_23">are</text:span><text:span text:style-name="T21_24"><text:s/></text:span><text:span text:style-name="T21_25">unavoidable</text:span><text:span text:style-name="T21_26"><text:s/></text:span><text:span text:style-name="T21_27">and</text:span><text:span text:style-name="T21_28"><text:s/></text:span><text:span text:style-name="T21_29">you</text:span><text:span text:style-name="T21_30"><text:s/></text:span><text:span text:style-name="T21_31">receive</text:span><text:span text:style-name="T21_32"><text:s/></text:span><text:span text:style-name="T21_33">penalties</text:span><text:span text:style-name="T21_34"><text:s/></text:span><text:span text:style-name="T21_35">for</text:span><text:span text:style-name="T21_36"><text:s/></text:span><text:span text:style-name="T21_37">that</text:span><text:span text:style-name="T21_38">.<text:s/></text:span><text:span text:style-name="T21_39">Your</text:span><text:span text:style-name="T21_40"><text:s/></text:span><text:span text:style-name="T21_41">challenge</text:span><text:span text:style-name="T21_42"><text:s/></text:span><text:span text:style-name="T21_43">is</text:span><text:span text:style-name="T21_44"><text:s/></text:span><text:span text:style-name="T21_45">to</text:span><text:span text:style-name="T21_46"><text:s/></text:span><text:span text:style-name="T21_47">find</text:span><text:span text:style-name="T21_48"><text:s/></text:span><text:span text:style-name="T21_49">the</text:span><text:span text:style-name="T21_50"><text:s text:c="2"/></text:span><text:span text:style-name="T21_51">best</text:span><text:span text:style-name="T21_52"><text:s/></text:span><text:span text:style-name="T21_53">trade</text:span><text:span text:style-name="T21_54">-</text:span><text:span text:style-name="T21_55">off</text:span><text:span text:style-name="T21_56"><text:s/></text:span><text:span text:style-name="T21_57">between</text:span><text:span text:style-name="T21_58"><text:s/></text:span><text:span text:style-name="T21_59">bonuses</text:span><text:span text:style-name="T21_60"><text:s/></text:span><text:span text:style-name="T21_61">and</text:span><text:span text:style-name="T21_62"><text:s/></text:span><text:span text:style-name="T21_63">penalties</text:span><text:span text:style-name="T21_64">.<text:s/></text:span><text:span text:style-name="T21_65">N</text:span><text:span text:style-name="T21_66">.</text:span><text:span text:style-name="T21_67">B</text:span><text:span text:style-name="T21_68">.:<text:s/></text:span><text:span text:style-name="T21_69">Smaller</text:span><text:span text:style-name="T21_70"><text:s/></text:span><text:span text:style-name="T21_71">blocks</text:span><text:span text:style-name="T21_72"><text:s/></text:span><text:span text:style-name="T21_73">highlight</text:span><text:span text:style-name="T21_74"><text:s/></text:span><text:span text:style-name="T21_75">mismatches</text:span><text:span text:style-name="T21_76">.</text:span></text:p>
          </table:table-cell>
          <table:table-cell table:style-name="Cell15">
            <text:p text:style-name="P22"/>
          </table:table-cell>
        </table:table-row>
        <table:table-row table:style-name="Row6">
          <table:table-cell table:style-name="Cell16">
            <text:p text:style-name="P23"><text:span text:style-name="T23_1">Tutorial</text:span><text:span text:style-name="T23_2"><text:s/>4</text:span></text:p>
          </table:table-cell>
          <table:table-cell table:style-name="Cell17">
            <text:p text:style-name="P24"><text:span text:style-name="T24_1">Bonuses</text:span><text:span text:style-name="T24_2"><text:s/></text:span><text:span text:style-name="T24_3">and</text:span><text:span text:style-name="T24_4"><text:s/></text:span><text:span text:style-name="T24_5">penalties</text:span><text:span text:style-name="T24_6"><text:s/></text:span><text:span text:style-name="T24_7">for</text:span><text:span text:style-name="T24_8"><text:s/></text:span><text:span text:style-name="T24_9">color</text:span><text:span text:style-name="T24_10"><text:s/></text:span><text:span text:style-name="T24_11">matches</text:span><text:span text:style-name="T24_12"><text:s/></text:span><text:span text:style-name="T24_13">and</text:span><text:span text:style-name="T24_14"><text:s/></text:span><text:span text:style-name="T24_15">mismatches</text:span><text:span text:style-name="T24_16"><text:s/></text:span><text:span text:style-name="T24_17">are</text:span><text:span text:style-name="T24_18"><text:s/></text:span><text:span text:style-name="T24_19">small</text:span><text:span text:style-name="T24_20">.<text:s/></text:span><text:span text:style-name="T24_21">But</text:span><text:span text:style-name="T24_22"><text:s/></text:span><text:span text:style-name="T24_23">the</text:span><text:span text:style-name="T24_24"><text:s/></text:span><text:span text:style-name="T24_25">cost</text:span><text:span text:style-name="T24_26"><text:s/></text:span><text:span text:style-name="T24_27">of</text:span><text:span text:style-name="T24_28"><text:s/></text:span><text:span text:style-name="T24_29">gaps</text:span><text:span text:style-name="T24_30"><text:s/></text:span><text:span text:style-name="T24_31">is</text:span><text:span text:style-name="T24_32"><text:s/></text:span><text:span text:style-name="T24_33">big</text:span><text:span text:style-name="T24_34">!<text:s/></text:span><text:span text:style-name="T24_35">It</text:span><text:span text:style-name="T24_36"><text:s/></text:span><text:span text:style-name="T24_37">is</text:span><text:span text:style-name="T24_38"><text:s/></text:span><text:span text:style-name="T24_39">usually</text:span><text:span text:style-name="T24_40"><text:s/></text:span><text:span text:style-name="T24_41">preferable</text:span><text:span text:style-name="T24_42"><text:s/></text:span><text:span text:style-name="T24_43">to</text:span><text:span text:style-name="T24_44"><text:s/></text:span><text:span text:style-name="T24_45">have</text:span><text:span text:style-name="T24_46"><text:s/></text:span><text:span text:style-name="T24_47">a</text:span><text:span text:style-name="T24_48"><text:s/></text:span><text:span text:style-name="T24_49">long</text:span><text:span text:style-name="T24_50"><text:s/></text:span><text:span text:style-name="T24_51">gap</text:span><text:span text:style-name="T24_52"><text:s/></text:span><text:span text:style-name="T24_53">rather</text:span><text:span text:style-name="T24_54"><text:s/></text:span><text:span text:style-name="T24_55">than</text:span><text:span text:style-name="T24_56"><text:s/></text:span><text:span text:style-name="T24_57">several</text:span><text:span text:style-name="T24_58"><text:s/></text:span><text:span text:style-name="T24_59">small</text:span><text:span text:style-name="T24_60"><text:s/></text:span><text:span text:style-name="T24_61">ones</text:span><text:span text:style-name="T24_62">.<text:s/></text:span><text:span text:style-name="T24_63">Try</text:span><text:span text:style-name="T24_64"><text:s/></text:span><text:span text:style-name="T24_65">to</text:span><text:span text:style-name="T24_66"><text:s/></text:span><text:span text:style-name="T24_67">minimize</text:span><text:span text:style-name="T24_68"><text:s/></text:span><text:span text:style-name="T24_69">the</text:span><text:span text:style-name="T24_70"><text:s/></text:span><text:span text:style-name="T24_71">number</text:span><text:span text:style-name="T24_72"><text:s/></text:span><text:span text:style-name="T24_73">of</text:span><text:span text:style-name="T24_74"><text:s/></text:span><text:span text:style-name="T24_75">gaps</text:span><text:span text:style-name="T24_76"><text:s/></text:span><text:span text:style-name="T24_77">in</text:span><text:span text:style-name="T24_78"><text:s/></text:span><text:span text:style-name="T24_79">priority</text:span><text:span text:style-name="T24_80">.</text:span></text:p>
          </table:table-cell>
          <table:table-cell table:style-name="Cell18">
            <text:p text:style-name="P25"/>
          </table:table-cell>
        </table:table-row>
        <table:table-row table:style-name="Row7">
          <table:table-cell table:style-name="Cell19">
            <text:p text:style-name="P26"><text:span text:style-name="T26_1">Tutorial</text:span><text:span text:style-name="T26_2"><text:s/>5</text:span></text:p>
          </table:table-cell>
          <table:table-cell table:style-name="Cell20">
            <text:p text:style-name="P27"><text:span text:style-name="T27_1">Did</text:span><text:span text:style-name="T27_2"><text:s/></text:span><text:span text:style-name="T27_3">you</text:span><text:span text:style-name="T27_4"><text:s/></text:span><text:span text:style-name="T27_5">notice</text:span><text:span text:style-name="T27_6"><text:s/></text:span><text:span text:style-name="T27_7">the</text:span><text:span text:style-name="T27_8"><text:s/></text:span><text:span text:style-name="T27_9">tree</text:span><text:span text:style-name="T27_10"><text:s/></text:span><text:span text:style-name="T27_11">on</text:span><text:span text:style-name="T27_12"><text:s/></text:span><text:span text:style-name="T27_13">the</text:span><text:span text:style-name="T27_14"><text:s/></text:span><text:span text:style-name="T27_15">left</text:span><text:span text:style-name="T27_16">?<text:s/></text:span><text:span text:style-name="T27_17">It</text:span><text:span text:style-name="T27_18"><text:s/></text:span><text:span text:style-name="T27_19">tells</text:span><text:span text:style-name="T27_20"><text:s/></text:span><text:span text:style-name="T27_21">you</text:span><text:span text:style-name="T27_22"><text:s/></text:span><text:span text:style-name="T27_23">which</text:span><text:span text:style-name="T27_24"><text:s/></text:span><text:span text:style-name="T27_25">sequences</text:span><text:span text:style-name="T27_26"><text:s/></text:span><text:span text:style-name="T27_27">must</text:span><text:span text:style-name="T27_28"><text:s/></text:span><text:span text:style-name="T27_29">be</text:span><text:span text:style-name="T27_30"><text:s/></text:span><text:span text:style-name="T27_31">aligned</text:span><text:span text:style-name="T27_32"><text:s/></text:span><text:span text:style-name="T27_33">in</text:span><text:span text:style-name="T27_34"><text:s/></text:span><text:span text:style-name="T27_35">priority</text:span><text:span text:style-name="T27_36">.<text:s/></text:span><text:span text:style-name="T27_37">This</text:span><text:span text:style-name="T27_38"><text:s/></text:span><text:span text:style-name="T27_39">is</text:span><text:span text:style-name="T27_40"><text:s/></text:span><text:span text:style-name="T27_41">helpful</text:span><text:span text:style-name="T27_42"><text:s/></text:span><text:span text:style-name="T27_43">when</text:span><text:span text:style-name="T27_44"><text:s/></text:span><text:span text:style-name="T27_45">you</text:span><text:span text:style-name="T27_46"><text:s/></text:span><text:span text:style-name="T27_47">have</text:span><text:span text:style-name="T27_48"><text:s/></text:span><text:span text:style-name="T27_49">to</text:span><text:span text:style-name="T27_50"><text:s/></text:span><text:span text:style-name="T27_51">favor</text:span><text:span text:style-name="T27_52"><text:s/></text:span><text:span text:style-name="T27_53">one</text:span><text:span text:style-name="T27_54"><text:s/></text:span><text:span text:style-name="T27_55">color</text:span><text:span text:style-name="T27_56"><text:s/></text:span><text:span text:style-name="T27_57">match</text:span><text:span text:style-name="T27_58"><text:s/></text:span><text:span text:style-name="T27_59">versus</text:span><text:span text:style-name="T27_60"><text:s/></text:span><text:span text:style-name="T27_61">another</text:span><text:span text:style-name="T27_62"><text:s/></text:span><text:span text:style-name="T27_63">one</text:span><text:span text:style-name="T27_64">.<text:s/></text:span><text:span text:style-name="T27_65">It</text:span><text:span text:style-name="T27_66"><text:s/></text:span><text:span text:style-name="T27_67">is</text:span><text:span text:style-name="T27_68"><text:s/></text:span><text:span text:style-name="T27_69">more</text:span><text:span text:style-name="T27_70"><text:s/></text:span><text:span text:style-name="T27_71">important</text:span><text:span text:style-name="T27_72"><text:s/></text:span><text:span text:style-name="T27_73">to</text:span><text:span text:style-name="T27_74"><text:s/></text:span><text:span text:style-name="T27_75">conserve</text:span><text:span text:style-name="T27_76"><text:s/></text:span><text:span text:style-name="T27_77">identical</text:span><text:span text:style-name="T27_78"><text:s/></text:span><text:span text:style-name="T27_79">patterns</text:span><text:span text:style-name="T27_80"><text:s/></text:span><text:span text:style-name="T27_81">for</text:span><text:span text:style-name="T27_82"><text:s/></text:span><text:span text:style-name="T27_83">sequences</text:span><text:span text:style-name="T27_84"><text:s/></text:span><text:span text:style-name="T27_85">in</text:span><text:span text:style-name="T27_86"><text:s/></text:span><text:span text:style-name="T27_87">the</text:span><text:span text:style-name="T27_88"><text:s/></text:span><text:span text:style-name="T27_89">same</text:span><text:span text:style-name="T27_90"><text:s/></text:span><text:span text:style-name="T27_91">group</text:span><text:span text:style-name="T27_92"><text:s/></text:span><text:span text:style-name="T27_93">than</text:span><text:span text:style-name="T27_94"><text:s/></text:span><text:span text:style-name="T27_95">increasing</text:span><text:span text:style-name="T27_96"><text:s/></text:span><text:span text:style-name="T27_97">similarities</text:span><text:span text:style-name="T27_98"><text:s/></text:span><text:span text:style-name="T27_99">between</text:span><text:span text:style-name="T27_100"><text:s/></text:span><text:span text:style-name="T27_101">different</text:span><text:span text:style-name="T27_102"><text:s/></text:span><text:span text:style-name="T27_103">groups</text:span><text:span text:style-name="T27_104">.</text:span></text:p>
          </table:table-cell>
          <table:table-cell table:style-name="Cell21">
            <text:p text:style-name="P28"/>
          </table:table-cell>
        </table:table-row>
        <table:table-row table:style-name="Row8">
          <table:table-cell table:style-name="Cell22">
            <text:p text:style-name="P29"><text:span text:style-name="T29_1">Tutorial</text:span><text:span text:style-name="T29_2"><text:s/>6</text:span></text:p>
          </table:table-cell>
          <table:table-cell table:style-name="Cell23">
            <text:p text:style-name="P30"><text:span text:style-name="T30_1">To</text:span><text:span text:style-name="T30_2"><text:s/></text:span><text:span text:style-name="T30_3">reach</text:span><text:span text:style-name="T30_4"><text:s/></text:span><text:span text:style-name="T30_5">the</text:span><text:span text:style-name="T30_6"><text:s/></text:span><text:span text:style-name="T30_7">final</text:span><text:span text:style-name="T30_8"><text:s/></text:span><text:span text:style-name="T30_9">stage</text:span><text:span text:style-name="T30_10">,<text:s/></text:span><text:span text:style-name="T30_11">you</text:span><text:span text:style-name="T30_12"><text:s/></text:span><text:span text:style-name="T30_13">need</text:span><text:span text:style-name="T30_14"><text:s/></text:span><text:span text:style-name="T30_15">to</text:span><text:span text:style-name="T30_16"><text:s/></text:span><text:span text:style-name="T30_17">pass</text:span><text:span text:style-name="T30_18"><text:s/></text:span><text:span text:style-name="T30_19">the</text:span><text:span text:style-name="T30_20"><text:s/></text:span><text:span text:style-name="T30_21">levels</text:span><text:span text:style-name="T30_22">.<text:s/></text:span><text:span text:style-name="T30_23">This</text:span><text:span text:style-name="T30_24"><text:s/></text:span><text:span text:style-name="T30_25">requires</text:span><text:span text:style-name="T30_26"><text:s/></text:span><text:span text:style-name="T30_27">to</text:span><text:span text:style-name="T30_28"><text:s/></text:span><text:span text:style-name="T30_29">beat</text:span><text:span text:style-name="T30_30"><text:s/></text:span><text:span text:style-name="T30_31">the</text:span><text:span text:style-name="T30_32"><text:s/></text:span><text:span text:style-name="T30_33">par</text:span><text:span text:style-name="T30_34"><text:s/>(</text:span><text:span text:style-name="T30_35">i</text:span><text:span text:style-name="T30_36">.</text:span><text:span text:style-name="T30_37">e</text:span><text:span text:style-name="T30_38">.<text:s/></text:span><text:span text:style-name="T30_39">the</text:span><text:span text:style-name="T30_40"><text:s/></text:span><text:span text:style-name="T30_41">computer</text:span><text:span text:style-name="T30_42"><text:s/></text:span><text:span text:style-name="T30_43">score</text:span><text:span text:style-name="T30_44">).<text:s/></text:span><text:span text:style-name="T30_45">When</text:span><text:span text:style-name="T30_46"><text:s/></text:span><text:span text:style-name="T30_47">your</text:span><text:span text:style-name="T30_48"><text:s/></text:span><text:span text:style-name="T30_49">score</text:span><text:span text:style-name="T30_50"><text:s/></text:span><text:span text:style-name="T30_51">is</text:span><text:span text:style-name="T30_52"><text:s/></text:span><text:span text:style-name="T30_53">equal</text:span><text:span text:style-name="T30_54"><text:s/></text:span><text:span text:style-name="T30_55">or</text:span><text:span text:style-name="T30_56"><text:s/></text:span><text:span text:style-name="T30_57">higher</text:span><text:span text:style-name="T30_58"><text:s/></text:span><text:span text:style-name="T30_59">than</text:span><text:span text:style-name="T30_60"><text:s/></text:span><text:span text:style-name="T30_61">the</text:span><text:span text:style-name="T30_62"><text:s/></text:span><text:span text:style-name="T30_63">par</text:span><text:span text:style-name="T30_64">,<text:s/></text:span><text:span text:style-name="T30_65">a</text:span><text:span text:style-name="T30_66"><text:s/></text:span><text:span text:style-name="T30_67">shiny</text:span><text:span text:style-name="T30_68"><text:s/></text:span><text:span text:style-name="T30_69">star</text:span><text:span text:style-name="T30_70"><text:s/></text:span><text:span text:style-name="T30_71">appears</text:span><text:span text:style-name="T30_72"><text:s/></text:span><text:span text:style-name="T30_73">at</text:span><text:span text:style-name="T30_74"><text:s/></text:span><text:span text:style-name="T30_75">the</text:span><text:span text:style-name="T30_76"><text:s/></text:span><text:span text:style-name="T30_77">bottom</text:span><text:span text:style-name="T30_78"><text:s/></text:span><text:span text:style-name="T30_79">right</text:span><text:span text:style-name="T30_80"><text:s/></text:span><text:span text:style-name="T30_81">corner</text:span><text:span text:style-name="T30_82">.<text:s/></text:span><text:span text:style-name="T30_83">Click</text:span><text:span text:style-name="T30_84"><text:s/></text:span><text:span text:style-name="T30_85">on</text:span><text:span text:style-name="T30_86"><text:s/></text:span><text:span text:style-name="T30_87">it</text:span><text:span text:style-name="T30_88"><text:s/></text:span><text:span text:style-name="T30_89">to</text:span><text:span text:style-name="T30_90"><text:s/></text:span><text:span text:style-name="T30_91">reach</text:span><text:span text:style-name="T30_92"><text:s/></text:span><text:span text:style-name="T30_93">the</text:span><text:span text:style-name="T30_94"><text:s/></text:span><text:span text:style-name="T30_95">next</text:span><text:span text:style-name="T30_96"><text:s/></text:span><text:span text:style-name="T30_97">stage</text:span><text:span text:style-name="T30_98">.<text:s/></text:span><text:span text:style-name="T30_99">When</text:span><text:span text:style-name="T30_100"><text:s/></text:span><text:span text:style-name="T30_101">all</text:span><text:span text:style-name="T30_102"><text:s/></text:span><text:span text:style-name="T30_103">sequences</text:span><text:span text:style-name="T30_104"><text:s/></text:span><text:span text:style-name="T30_105">are</text:span><text:span text:style-name="T30_106"><text:s/></text:span><text:span text:style-name="T30_107">on</text:span><text:span text:style-name="T30_108"><text:s/></text:span><text:span text:style-name="T30_109">the</text:span><text:span text:style-name="T30_110"><text:s/></text:span><text:span text:style-name="T30_111">board</text:span><text:span text:style-name="T30_112">,<text:s/></text:span><text:span text:style-name="T30_113">try</text:span><text:span text:style-name="T30_114"><text:s/></text:span><text:span text:style-name="T30_115">to</text:span><text:span text:style-name="T30_116"><text:s/></text:span><text:span text:style-name="T30_117">get</text:span><text:span text:style-name="T30_118"><text:s/></text:span><text:span text:style-name="T30_119">the</text:span><text:span text:style-name="T30_120"><text:s/></text:span><text:span text:style-name="T30_121">higher</text:span><text:span text:style-name="T30_122"><text:s/></text:span><text:span text:style-name="T30_123">score</text:span><text:span text:style-name="T30_124"><text:s/></text:span><text:span text:style-name="T30_125">possible</text:span><text:span text:style-name="T30_126"><text:s/></text:span><text:span text:style-name="T30_127">and</text:span><text:span text:style-name="T30_128"><text:s/></text:span><text:span text:style-name="T30_129">submit</text:span><text:span text:style-name="T30_130"><text:s/></text:span><text:span text:style-name="T30_131">it</text:span><text:span text:style-name="T30_132"><text:s/></text:span><text:span text:style-name="T30_133">by</text:span><text:span text:style-name="T30_134"><text:s/></text:span><text:span text:style-name="T30_135">clicking</text:span><text:span text:style-name="T30_136"><text:s/></text:span><text:span text:style-name="T30_137">the</text:span><text:span text:style-name="T30_138"><text:s/></text:span><text:span text:style-name="T30_139">star</text:span><text:span text:style-name="T30_140"><text:s/></text:span><text:span text:style-name="T30_141">again</text:span><text:span text:style-name="T30_142">!</text:span></text:p>
          </table:table-cell>
          <table:table-cell table:style-name="Cell24">
            <text:p text:style-name="P31"/>
          </table:table-cell>
        </table:table-row>
        <table:table-row table:style-name="Row9">
          <table:table-cell table:style-name="Cell25">
            <text:p text:style-name="P32"><text:span text:style-name="T32_1">Tutorial</text:span><text:span text:style-name="T32_2"><text:s/>7</text:span></text:p>
          </table:table-cell>
          <table:table-cell table:style-name="Cell26">
            <text:p text:style-name="P33"><text:span text:style-name="T33_1">Scoring</text:span><text:span text:style-name="T33_2"><text:s/></text:span><text:span text:style-name="T33_3">information</text:span><text:span text:style-name="T33_4"><text:s/></text:span><text:span text:style-name="T33_5">are</text:span><text:span text:style-name="T33_6"><text:s/></text:span><text:span text:style-name="T33_7">available</text:span><text:span text:style-name="T33_8"><text:s/></text:span><text:span text:style-name="T33_9">at</text:span><text:span text:style-name="T33_10"><text:s/></text:span><text:span text:style-name="T33_11">the</text:span><text:span text:style-name="T33_12"><text:s/></text:span><text:span text:style-name="T33_13">top</text:span><text:span text:style-name="T33_14"><text:s/></text:span><text:span text:style-name="T33_15">of</text:span><text:span text:style-name="T33_16"><text:s/></text:span><text:span text:style-name="T33_17">your</text:span><text:span text:style-name="T33_18"><text:s/></text:span><text:span text:style-name="T33_19">game</text:span><text:span text:style-name="T33_20"><text:s/></text:span><text:span text:style-name="T33_21">board</text:span><text:span text:style-name="T33_22">.<text:s/></text:span><text:span text:style-name="T33_23">The</text:span><text:span text:style-name="T33_24"><text:s/></text:span><text:span text:style-name="T33_25">blue</text:span><text:span text:style-name="T33_26"><text:s/></text:span><text:span text:style-name="T33_27">bar</text:span><text:span text:style-name="T33_28"><text:s/></text:span><text:span text:style-name="T33_29">indicates</text:span><text:span text:style-name="T33_30"><text:s/></text:span><text:span text:style-name="T33_31">your</text:span><text:span text:style-name="T33_32"><text:s/></text:span><text:span text:style-name="T33_33">current</text:span><text:span text:style-name="T33_34"><text:s/></text:span><text:span text:style-name="T33_35">score</text:span><text:span text:style-name="T33_36">.<text:s/></text:span><text:span text:style-name="T33_37">The</text:span><text:span text:style-name="T33_38"><text:s/></text:span><text:span text:style-name="T33_39">red</text:span><text:span text:style-name="T33_40"><text:s/></text:span><text:span text:style-name="T33_41">marker</text:span><text:span text:style-name="T33_42"><text:s/></text:span><text:span text:style-name="T33_43">indicates</text:span><text:span text:style-name="T33_44"><text:s/></text:span><text:span text:style-name="T33_45">the</text:span><text:span text:style-name="T33_46"><text:s/></text:span><text:span text:style-name="T33_47">par</text:span><text:span text:style-name="T33_48"><text:s/>(</text:span><text:span text:style-name="T33_49">i</text:span><text:span text:style-name="T33_50">.</text:span><text:span text:style-name="T33_51">e</text:span><text:span text:style-name="T33_52">.<text:s/></text:span><text:span text:style-name="T33_53">the</text:span><text:span text:style-name="T33_54"><text:s/></text:span><text:span text:style-name="T33_55">computer</text:span><text:span text:style-name="T33_56"><text:s/></text:span><text:span text:style-name="T33_57">score</text:span><text:span text:style-name="T33_58"><text:s/></text:span><text:span text:style-name="T33_59">to</text:span><text:span text:style-name="T33_60"><text:s/></text:span><text:span text:style-name="T33_61">beat</text:span><text:span text:style-name="T33_62">)<text:s/></text:span><text:span text:style-name="T33_63">and</text:span><text:span text:style-name="T33_64"><text:s/></text:span><text:span text:style-name="T33_65">the</text:span><text:span text:style-name="T33_66"><text:s/></text:span><text:span text:style-name="T33_67">blue</text:span><text:span text:style-name="T33_68"><text:s/></text:span><text:span text:style-name="T33_69">marker</text:span><text:span text:style-name="T33_70"><text:s/></text:span><text:span text:style-name="T33_71">displays</text:span><text:span text:style-name="T33_72"><text:s/></text:span><text:span text:style-name="T33_73">the</text:span><text:span text:style-name="T33_74"><text:s/></text:span><text:span text:style-name="T33_75">best</text:span><text:span text:style-name="T33_76"><text:s/></text:span><text:span text:style-name="T33_77">score</text:span><text:span text:style-name="T33_78"><text:s/></text:span><text:span text:style-name="T33_79">you</text:span><text:span text:style-name="T33_80"><text:s/></text:span><text:span text:style-name="T33_81">obtained</text:span><text:span text:style-name="T33_82"><text:s/></text:span><text:span text:style-name="T33_83">so</text:span><text:span text:style-name="T33_84"><text:s/></text:span><text:span text:style-name="T33_85">far</text:span><text:span text:style-name="T33_86">.</text:span></text:p>
          </table:table-cell>
          <table:table-cell table:style-name="Cell27">
            <text:p text:style-name="P34"/>
          </table:table-cell>
        </table:table-row>
        <table:table-row table:style-name="Row10">
          <table:table-cell table:style-name="Cell28">
            <text:p text:style-name="P35"><text:span text:style-name="T35_1">Tutorial</text:span><text:span text:style-name="T35_2"><text:s/>8</text:span></text:p>
          </table:table-cell>
          <table:table-cell table:style-name="Cell29">
            <text:p text:style-name="P36"><text:span text:style-name="T36_1">Basic</text:span><text:span text:style-name="T36_2"><text:s/></text:span><text:span text:style-name="T36_3">information</text:span><text:span text:style-name="T36_4"><text:s/></text:span><text:span text:style-name="T36_5">are</text:span><text:span text:style-name="T36_6"><text:s/></text:span><text:span text:style-name="T36_7">available</text:span><text:span text:style-name="T36_8"><text:s/></text:span><text:span text:style-name="T36_9">at</text:span><text:span text:style-name="T36_10"><text:s/></text:span><text:span text:style-name="T36_11">the</text:span><text:span text:style-name="T36_12"><text:s/></text:span><text:span text:style-name="T36_13">bottom</text:span><text:span text:style-name="T36_14"><text:s/></text:span><text:span text:style-name="T36_15">of</text:span><text:span text:style-name="T36_16"><text:s/></text:span><text:span text:style-name="T36_17">your</text:span><text:span text:style-name="T36_18"><text:s/></text:span><text:span text:style-name="T36_19">game</text:span><text:span text:style-name="T36_20"><text:s/></text:span><text:span text:style-name="T36_21">board</text:span><text:span text:style-name="T36_22">.<text:s/></text:span><text:span text:style-name="T36_23">There</text:span><text:span text:style-name="T36_24">,<text:s/></text:span><text:span text:style-name="T36_25">you</text:span><text:span text:style-name="T36_26"><text:s/></text:span><text:span text:style-name="T36_27">will</text:span><text:span text:style-name="T36_28"><text:s/></text:span><text:span text:style-name="T36_29">your</text:span><text:span text:style-name="T36_30"><text:s/></text:span><text:span text:style-name="T36_31">advancement</text:span><text:span text:style-name="T36_32"><text:s/></text:span><text:span text:style-name="T36_33">in</text:span><text:span text:style-name="T36_34"><text:s/></text:span><text:span text:style-name="T36_35">the</text:span><text:span text:style-name="T36_36"><text:s/></text:span><text:span text:style-name="T36_37">game</text:span><text:span text:style-name="T36_38"><text:s/>(</text:span><text:span text:style-name="T36_39">i</text:span><text:span text:style-name="T36_40">.</text:span><text:span text:style-name="T36_41">e</text:span><text:span text:style-name="T36_42">.<text:s/></text:span><text:span text:style-name="T36_43">stages</text:span><text:span text:style-name="T36_44">)<text:s/></text:span><text:span text:style-name="T36_45">and</text:span><text:span text:style-name="T36_46"><text:s/></text:span><text:span text:style-name="T36_47">the</text:span><text:span text:style-name="T36_48"><text:s/></text:span><text:span text:style-name="T36_49">numbers</text:span><text:span text:style-name="T36_50"><text:s/></text:span><text:span text:style-name="T36_51">of</text:span><text:span text:style-name="T36_52"><text:s/></text:span><text:span text:style-name="T36_53">match</text:span><text:span text:style-name="T36_54">,<text:s/></text:span><text:span text:style-name="T36_55">mismatch</text:span><text:span text:style-name="T36_56"><text:s/></text:span><text:span text:style-name="T36_57">and</text:span><text:span text:style-name="T36_58"><text:s/></text:span><text:span text:style-name="T36_59">gap</text:span><text:span text:style-name="T36_60">.<text:s/></text:span><text:span text:style-name="T36_61">You</text:span><text:span text:style-name="T36_62"><text:s/></text:span><text:span text:style-name="T36_63">can</text:span><text:span text:style-name="T36_64"><text:s/></text:span><text:span text:style-name="T36_65">revert</text:span><text:span text:style-name="T36_66"><text:s/></text:span><text:span text:style-name="T36_67">at</text:span><text:span text:style-name="T36_68"><text:s/></text:span><text:span text:style-name="T36_69">anytime</text:span><text:span text:style-name="T36_70"><text:s/></text:span><text:span text:style-name="T36_71">to</text:span><text:span text:style-name="T36_72"><text:s/></text:span><text:span text:style-name="T36_73">the</text:span><text:span text:style-name="T36_74"><text:s/></text:span><text:span text:style-name="T36_75">best</text:span><text:span text:style-name="T36_76"><text:s/></text:span><text:span text:style-name="T36_77">solution</text:span><text:span text:style-name="T36_78"><text:s/></text:span><text:span text:style-name="T36_79">you</text:span><text:span text:style-name="T36_80"><text:s/></text:span><text:span text:style-name="T36_81">found</text:span><text:span text:style-name="T36_82"><text:s/></text:span><text:span text:style-name="T36_83">by</text:span><text:span text:style-name="T36_84"><text:s/></text:span><text:span text:style-name="T36_85">clicking</text:span><text:span text:style-name="T36_86"><text:s/></text:span><text:span text:style-name="T36_87">the</text:span><text:span text:style-name="T36_88"><text:s/></text:span><text:span text:style-name="T36_89">multi</text:span><text:span text:style-name="T36_90">-</text:span><text:span text:style-name="T36_91">color</text:span><text:span text:style-name="T36_92"><text:s/></text:span><text:span text:style-name="T36_93">wheel</text:span><text:span text:style-name="T36_94">.</text:span></text:p>
          </table:table-cell>
          <table:table-cell table:style-name="Cell30">
            <text:p text:style-name="P37"/>
          </table:table-cell>
        </table:table-row>
        <table:table-row table:style-name="Row11">
          <table:table-cell table:style-name="Cell31">
            <text:p text:style-name="P38"><text:span text:style-name="T38_1">Scoring</text:span><text:span text:style-name="T38_2"><text:s/>1</text:span></text:p>
          </table:table-cell>
          <table:table-cell table:style-name="Cell32">
            <text:p text:style-name="P39"><text:span text:style-name="T39_1">Advanced</text:span><text:span text:style-name="T39_2">:<text:s/></text:span><text:span text:style-name="T39_3">Scoring</text:span></text:p>
          </table:table-cell>
          <table:table-cell table:style-name="Cell33">
            <text:p text:style-name="P40"/>
          </table:table-cell>
        </table:table-row>
        <table:table-row table:style-name="Row12">
          <table:table-cell table:style-name="Cell34">
            <text:p text:style-name="P41"><text:span text:style-name="T41_1">Scoring</text:span><text:span text:style-name="T41_2"><text:s/>2</text:span></text:p>
          </table:table-cell>
          <table:table-cell table:style-name="Cell35">
            <text:p text:style-name="P42"><text:span text:style-name="T42_1">Each</text:span><text:span text:style-name="T42_2"><text:s/></text:span><text:span text:style-name="T42_3">node</text:span><text:span text:style-name="T42_4"><text:s/></text:span><text:span text:style-name="T42_5">of</text:span><text:span text:style-name="T42_6"><text:s/></text:span><text:span text:style-name="T42_7">the</text:span><text:span text:style-name="T42_8"><text:s/></text:span><text:span text:style-name="T42_9">phylogenetic</text:span><text:span text:style-name="T42_10"><text:s/></text:span><text:span text:style-name="T42_11">tree</text:span><text:span text:style-name="T42_12"><text:s/></text:span><text:span text:style-name="T42_13">stores</text:span><text:span text:style-name="T42_14"><text:s/></text:span><text:span text:style-name="T42_15">an</text:span><text:span text:style-name="T42_16"><text:s/></text:span><text:span text:style-name="T42_17">ancestor</text:span><text:span text:style-name="T42_18"><text:s/></text:span><text:span text:style-name="T42_19">sequence</text:span><text:span text:style-name="T42_20">.<text:s/></text:span><text:span text:style-name="T42_21">Ancestors</text:span><text:span text:style-name="T42_22"><text:s/></text:span><text:span text:style-name="T42_23">are</text:span><text:span text:style-name="T42_24"><text:s/></text:span><text:span text:style-name="T42_25">computed</text:span><text:span text:style-name="T42_26"><text:s/></text:span><text:span text:style-name="T42_27">automatically</text:span><text:span text:style-name="T42_28"><text:s/></text:span><text:span text:style-name="T42_29">and</text:span><text:span text:style-name="T42_30"><text:s/></text:span><text:span text:style-name="T42_31">represent</text:span><text:span text:style-name="T42_32"><text:s/></text:span><text:span text:style-name="T42_33">a</text:span><text:span text:style-name="T42_34"><text:s/></text:span><text:span text:style-name="T42_35">consensus</text:span><text:span text:style-name="T42_36"><text:s/></text:span><text:span text:style-name="T42_37">of</text:span><text:span text:style-name="T42_38"><text:s/></text:span><text:span text:style-name="T42_39">all</text:span><text:span text:style-name="T42_40"><text:s/></text:span><text:span text:style-name="T42_41">sequences</text:span><text:span text:style-name="T42_42"><text:s/></text:span><text:span text:style-name="T42_43">derived</text:span><text:span text:style-name="T42_44"><text:s/></text:span><text:span text:style-name="T42_45">from</text:span><text:span text:style-name="T42_46"><text:s/></text:span><text:span text:style-name="T42_47">it</text:span><text:span text:style-name="T42_48">.<text:s/></text:span><text:span text:style-name="T42_49">Point</text:span><text:span text:style-name="T42_50"><text:s/></text:span><text:span text:style-name="T42_51">at</text:span><text:span text:style-name="T42_52"><text:s/></text:span><text:span text:style-name="T42_53">any</text:span><text:span text:style-name="T42_54"><text:s/></text:span><text:span text:style-name="T42_55">node</text:span><text:span text:style-name="T42_56"><text:s/></text:span><text:span text:style-name="T42_57">of</text:span><text:span text:style-name="T42_58"><text:s/></text:span><text:span text:style-name="T42_59">the</text:span><text:span text:style-name="T42_60"><text:s/></text:span><text:span text:style-name="T42_61">tree</text:span><text:span text:style-name="T42_62"><text:s/></text:span><text:span text:style-name="T42_63">to</text:span><text:span text:style-name="T42_64"><text:s/></text:span><text:span text:style-name="T42_65">display</text:span><text:span text:style-name="T42_66"><text:s/></text:span><text:span text:style-name="T42_67">the</text:span><text:span text:style-name="T42_68"><text:s/></text:span><text:span text:style-name="T42_69">corresponding</text:span><text:span text:style-name="T42_70"><text:s/></text:span><text:span text:style-name="T42_71">sequence</text:span><text:span text:style-name="T42_72"><text:s/></text:span><text:span text:style-name="T42_73">at</text:span><text:span text:style-name="T42_74"><text:s/></text:span><text:span text:style-name="T42_75">the</text:span><text:span text:style-name="T42_76"><text:s/></text:span><text:span text:style-name="T42_77">bottom</text:span><text:span text:style-name="T42_78"><text:s/></text:span><text:span text:style-name="T42_79">of</text:span><text:span text:style-name="T42_80"><text:s/></text:span><text:span text:style-name="T42_81">the</text:span><text:span text:style-name="T42_82"><text:s/></text:span><text:span text:style-name="T42_83">grid</text:span><text:span text:style-name="T42_84">.</text:span></text:p>
          </table:table-cell>
          <table:table-cell table:style-name="Cell36">
            <text:p text:style-name="P43"/>
          </table:table-cell>
        </table:table-row>
        <table:table-row table:style-name="Row13">
          <table:table-cell table:style-name="Cell37">
            <text:p text:style-name="P44"><text:span text:style-name="T44_1">Scoring</text:span><text:span text:style-name="T44_2"><text:s/>3</text:span></text:p>
          </table:table-cell>
          <table:table-cell table:style-name="Cell38">
            <text:p text:style-name="P45"><text:span text:style-name="T45_1">The</text:span><text:span text:style-name="T45_2"><text:s/></text:span><text:span text:style-name="T45_3">alignment</text:span><text:span text:style-name="T45_4"><text:s/></text:span><text:span text:style-name="T45_5">score</text:span><text:span text:style-name="T45_6"><text:s/></text:span><text:span text:style-name="T45_7">estimates</text:span><text:span text:style-name="T45_8"><text:s/></text:span><text:span text:style-name="T45_9">the</text:span><text:span text:style-name="T45_10"><text:s/></text:span><text:span text:style-name="T45_11">similarity</text:span><text:span text:style-name="T45_12"><text:s/></text:span><text:span text:style-name="T45_13">between</text:span><text:span text:style-name="T45_14"><text:s/></text:span><text:span text:style-name="T45_15">a</text:span><text:span text:style-name="T45_16"><text:s/></text:span><text:span text:style-name="T45_17">sequence</text:span><text:span text:style-name="T45_18"><text:s/></text:span><text:span text:style-name="T45_19">and</text:span><text:span text:style-name="T45_20"><text:s/></text:span><text:span text:style-name="T45_21">its</text:span><text:span text:style-name="T45_22"><text:s/></text:span><text:span text:style-name="T45_23">ancestor</text:span><text:span text:style-name="T45_24">.<text:s/></text:span><text:span text:style-name="T45_25">A</text:span><text:span text:style-name="T45_26"><text:s/></text:span><text:span text:style-name="T45_27">color</text:span><text:span text:style-name="T45_28"><text:s/></text:span><text:span text:style-name="T45_29">match</text:span><text:span text:style-name="T45_30"><text:s/></text:span><text:span text:style-name="T45_31">brings</text:span><text:span text:style-name="T45_32"><text:s/></text:span><text:span text:style-name="T45_33">you</text:span><text:span text:style-name="T45_34"><text:s/></text:span><text:span text:style-name="T45_35">a</text:span><text:span text:style-name="T45_36"><text:s/></text:span><text:span text:style-name="T45_37">bonus</text:span><text:span text:style-name="T45_38"><text:s/></text:span><text:span text:style-name="T45_39">of</text:span><text:span text:style-name="T45_40"><text:s/>+1<text:s/></text:span><text:span text:style-name="T45_41">and</text:span><text:span text:style-name="T45_42"><text:s/></text:span><text:span text:style-name="T45_43">a</text:span><text:span text:style-name="T45_44"><text:s/></text:span><text:span text:style-name="T45_45">color</text:span><text:span text:style-name="T45_46"><text:s/></text:span><text:span text:style-name="T45_47">mismatch</text:span><text:span text:style-name="T45_48"><text:s/></text:span><text:span text:style-name="T45_49">costs</text:span><text:span text:style-name="T45_50"><text:s/></text:span><text:span text:style-name="T45_51">you</text:span><text:span text:style-name="T45_52"><text:s/></text:span><text:span text:style-name="T45_53">a</text:span><text:span text:style-name="T45_54"><text:s/></text:span><text:span text:style-name="T45_55">penalty</text:span><text:span text:style-name="T45_56"><text:s/></text:span><text:span text:style-name="T45_57">of</text:span><text:span text:style-name="T45_58"><text:s/>-1.<text:s/></text:span><text:span text:style-name="T45_59">The</text:span><text:span text:style-name="T45_60"><text:s/></text:span><text:span text:style-name="T45_61">creation</text:span><text:span text:style-name="T45_62"><text:s/></text:span><text:span text:style-name="T45_63">of</text:span><text:span text:style-name="T45_64"><text:s/></text:span><text:span text:style-name="T45_65">a</text:span><text:span text:style-name="T45_66"><text:s/></text:span><text:span text:style-name="T45_67">gap</text:span><text:span text:style-name="T45_68"><text:s/></text:span><text:span text:style-name="T45_69">has</text:span><text:span text:style-name="T45_70"><text:s/></text:span><text:span text:style-name="T45_71">a</text:span><text:span text:style-name="T45_72"><text:s/></text:span><text:span text:style-name="T45_73">penalty</text:span><text:span text:style-name="T45_74"><text:s/></text:span><text:span text:style-name="T45_75">of</text:span><text:span text:style-name="T45_76"><text:s/>-4<text:s/></text:span><text:span text:style-name="T45_77">and</text:span><text:span text:style-name="T45_78"><text:s/></text:span><text:span text:style-name="T45_79">its</text:span><text:span text:style-name="T45_80"><text:s/></text:span><text:span text:style-name="T45_81">extension</text:span><text:span text:style-name="T45_82"><text:s/></text:span><text:span text:style-name="T45_83">by</text:span><text:span text:style-name="T45_84"><text:s/></text:span><text:span text:style-name="T45_85">one</text:span><text:span text:style-name="T45_86"><text:s/></text:span><text:span text:style-name="T45_87">unit</text:span><text:span text:style-name="T45_88"><text:s/></text:span><text:span text:style-name="T45_89">costs</text:span><text:span text:style-name="T45_90"><text:s/>-1.<text:s/></text:span><text:span text:style-name="T45_91">Moreover</text:span><text:span text:style-name="T45_92">,<text:s/></text:span><text:span text:style-name="T45_93">gaps</text:span><text:span text:style-name="T45_94"><text:s/></text:span><text:span text:style-name="T45_95">at</text:span><text:span text:style-name="T45_96"><text:s/></text:span><text:span text:style-name="T45_97">the</text:span><text:span text:style-name="T45_98"><text:s/></text:span><text:span text:style-name="T45_99">extremities</text:span><text:span text:style-name="T45_100"><text:s/></text:span><text:span text:style-name="T45_101">are</text:span><text:span text:style-name="T45_102"><text:s/></text:span><text:span text:style-name="T45_103">not</text:span><text:span text:style-name="T45_104"><text:s/></text:span><text:span text:style-name="T45_105">penalized</text:span><text:span text:style-name="T45_106"><text:s/></text:span><text:span text:style-name="T45_107">and</text:span><text:span text:style-name="T45_108"><text:s text:c="2"/></text:span><text:span text:style-name="T45_109">empty</text:span><text:span text:style-name="T45_110"><text:s/></text:span><text:span text:style-name="T45_111">columns</text:span><text:span text:style-name="T45_112"><text:s/></text:span><text:span text:style-name="T45_113">are</text:span><text:span text:style-name="T45_114"><text:s/></text:span><text:span text:style-name="T45_115">ignored</text:span><text:span text:style-name="T45_116">.<text:s/></text:span><text:span text:style-name="T45_117">Here</text:span><text:span text:style-name="T45_118">,<text:s/></text:span><text:span text:style-name="T45_119">the</text:span><text:span text:style-name="T45_120"><text:s/></text:span><text:span text:style-name="T45_121">alignment</text:span><text:span text:style-name="T45_122"><text:s/></text:span><text:span text:style-name="T45_123">score</text:span><text:span text:style-name="T45_124"><text:s/></text:span><text:span text:style-name="T45_125">between</text:span><text:span text:style-name="T45_126"><text:s/></text:span><text:span text:style-name="T45_127">the</text:span><text:span text:style-name="T45_128"><text:s/></text:span><text:span text:style-name="T45_129">elephant</text:span><text:span text:style-name="T45_130"><text:s/></text:span><text:span text:style-name="T45_131">and</text:span><text:span text:style-name="T45_132"><text:s/></text:span><text:span text:style-name="T45_133">its</text:span><text:span text:style-name="T45_134"><text:s/></text:span><text:span text:style-name="T45_135">ancestor</text:span><text:span text:style-name="T45_136"><text:s/></text:span><text:span text:style-name="T45_137">is</text:span><text:span text:style-name="T45_138"><text:s/>-5<text:s/>(4<text:s/></text:span><text:span text:style-name="T45_139">matches</text:span><text:span text:style-name="T45_140">,<text:s/>4<text:s/></text:span><text:span text:style-name="T45_141">mismatches</text:span><text:span text:style-name="T45_142">,<text:s/>1<text:s/></text:span><text:span text:style-name="T45_143">gap</text:span><text:span text:style-name="T45_144"><text:s/></text:span><text:span text:style-name="T45_145">of</text:span><text:span text:style-name="T45_146"><text:s/></text:span><text:span text:style-name="T45_147">length</text:span><text:span text:style-name="T45_148"><text:s/>1).</text:span></text:p>
          </table:table-cell>
          <table:table-cell table:style-name="Cell39">
            <text:p text:style-name="P46"/>
          </table:table-cell>
        </table:table-row>
        <table:table-row table:style-name="Row14">
          <table:table-cell table:style-name="Cell40">
            <text:p text:style-name="P47"><text:span text:style-name="T47_1">Scoring</text:span><text:span text:style-name="T47_2"><text:s/>4</text:span></text:p>
          </table:table-cell>
          <table:table-cell table:style-name="Cell41">
            <text:p text:style-name="P48"><text:span text:style-name="T48_1">Your</text:span><text:span text:style-name="T48_2"><text:s/></text:span><text:span text:style-name="T48_3">score</text:span><text:span text:style-name="T48_4"><text:s/></text:span><text:span text:style-name="T48_5">is</text:span><text:span text:style-name="T48_6"><text:s/></text:span><text:span text:style-name="T48_7">the</text:span><text:span text:style-name="T48_8"><text:s/></text:span><text:span text:style-name="T48_9">sum</text:span><text:span text:style-name="T48_10"><text:s/></text:span><text:span text:style-name="T48_11">of</text:span><text:span text:style-name="T48_12"><text:s/></text:span><text:span text:style-name="T48_13">the</text:span><text:span text:style-name="T48_14"><text:s/></text:span><text:span text:style-name="T48_15">alignment</text:span><text:span text:style-name="T48_16"><text:s/></text:span><text:span text:style-name="T48_17">scores</text:span><text:span text:style-name="T48_18"><text:s/></text:span><text:span text:style-name="T48_19">of</text:span><text:span text:style-name="T48_20"><text:s/></text:span><text:span text:style-name="T48_21">each</text:span><text:span text:style-name="T48_22"><text:s/></text:span><text:span text:style-name="T48_23">sequences</text:span><text:span text:style-name="T48_24"><text:s/></text:span><text:span text:style-name="T48_25">with</text:span><text:span text:style-name="T48_26"><text:s/></text:span><text:span text:style-name="T48_27">their</text:span><text:span text:style-name="T48_28"><text:s/></text:span><text:span text:style-name="T48_29">immediate</text:span><text:span text:style-name="T48_30"><text:s/></text:span><text:span text:style-name="T48_31">ancestor</text:span><text:span text:style-name="T48_32">.<text:s/></text:span><text:span text:style-name="T48_33">Here</text:span><text:span text:style-name="T48_34">,<text:s/></text:span><text:span text:style-name="T48_35">the</text:span><text:span text:style-name="T48_36"><text:s/></text:span><text:span text:style-name="T48_37">score</text:span><text:span text:style-name="T48_38"><text:s/></text:span><text:span text:style-name="T48_39">is</text:span><text:span text:style-name="T48_40"><text:s/></text:span><text:span text:style-name="T48_41">the</text:span><text:span text:style-name="T48_42"><text:s/></text:span><text:span text:style-name="T48_43">sum</text:span><text:span text:style-name="T48_44"><text:s/></text:span><text:span text:style-name="T48_45">of</text:span><text:span text:style-name="T48_46"><text:s/></text:span><text:span text:style-name="T48_47">the</text:span><text:span text:style-name="T48_48"><text:s/></text:span><text:span text:style-name="T48_49">comparisons</text:span><text:span text:style-name="T48_50"><text:s/></text:span><text:span text:style-name="T48_51">between</text:span><text:span text:style-name="T48_52"><text:s/></text:span><text:span text:style-name="T48_53">the</text:span><text:span text:style-name="T48_54"><text:s/></text:span><text:span text:style-name="T48_55">ancestor</text:span><text:span text:style-name="T48_56"><text:s/></text:span><text:span text:style-name="T48_57">of</text:span><text:span text:style-name="T48_58"><text:s/></text:span><text:span text:style-name="T48_59">B</text:span><text:span text:style-name="T48_60"><text:s/></text:span><text:span text:style-name="T48_61">with</text:span><text:span text:style-name="T48_62"><text:s/></text:span><text:span text:style-name="T48_63">human</text:span><text:span text:style-name="T48_64"><text:s/></text:span><text:span text:style-name="T48_65">and</text:span><text:span text:style-name="T48_66"><text:s/></text:span><text:span text:style-name="T48_67">chimp</text:span><text:span text:style-name="T48_68">,<text:s/></text:span><text:span text:style-name="T48_69">the</text:span><text:span text:style-name="T48_70"><text:s/></text:span><text:span text:style-name="T48_71">ancestor</text:span><text:span text:style-name="T48_72"><text:s/></text:span><text:span text:style-name="T48_73">C</text:span><text:span text:style-name="T48_74"><text:s/></text:span><text:span text:style-name="T48_75">with</text:span><text:span text:style-name="T48_76"><text:s/></text:span><text:span text:style-name="T48_77">dog</text:span><text:span text:style-name="T48_78"><text:s/></text:span><text:span text:style-name="T48_79">and</text:span><text:span text:style-name="T48_80"><text:s/></text:span><text:span text:style-name="T48_81">bat</text:span><text:span text:style-name="T48_82">,<text:s/></text:span><text:span text:style-name="T48_83">and</text:span><text:span text:style-name="T48_84"><text:s/></text:span><text:span text:style-name="T48_85">the</text:span><text:span text:style-name="T48_86"><text:s/></text:span><text:span text:style-name="T48_87">ancestor</text:span><text:span text:style-name="T48_88"><text:s/></text:span><text:span text:style-name="T48_89">A</text:span><text:span text:style-name="T48_90"><text:s/></text:span><text:span text:style-name="T48_91">with</text:span><text:span text:style-name="T48_92"><text:s/></text:span><text:span text:style-name="T48_93">B</text:span><text:span text:style-name="T48_94"><text:s/></text:span><text:span text:style-name="T48_95">and</text:span><text:span text:style-name="T48_96"><text:s/></text:span><text:span text:style-name="T48_97">C</text:span><text:span text:style-name="T48_98">.</text:span></text:p>
          </table:table-cell>
          <table:table-cell table:style-name="Cell42">
            <text:p text:style-name="P49"/>
          </table:table-cell>
        </table:table-row>
        <table:table-row table:style-name="Row15">
          <table:table-cell table:style-name="Cell43">
            <text:p text:style-name="P50"><text:span text:style-name="T50_1">Example</text:span><text:span text:style-name="T50_2"><text:s/>1</text:span></text:p>
          </table:table-cell>
          <table:table-cell table:style-name="Cell44">
            <text:p text:style-name="P51"><text:span text:style-name="T51_1">Getting</text:span><text:span text:style-name="T51_2"><text:s/></text:span><text:span text:style-name="T51_3">ready</text:span><text:span text:style-name="T51_4">:<text:s/></text:span><text:span text:style-name="T51_5">An</text:span><text:span text:style-name="T51_6"><text:s/></text:span><text:span text:style-name="T51_7">example</text:span></text:p>
          </table:table-cell>
          <table:table-cell table:style-name="Cell45">
            <text:p text:style-name="P52"/>
          </table:table-cell>
        </table:table-row>
        <table:table-row table:style-name="Row16">
          <table:table-cell table:style-name="Cell46">
            <text:p text:style-name="P53"><text:span text:style-name="T53_1">Example</text:span><text:span text:style-name="T53_2"><text:s/>2</text:span></text:p>
          </table:table-cell>
          <table:table-cell table:style-name="Cell47">
            <text:p text:style-name="P54"><text:span text:style-name="T54_1">You</text:span><text:span text:style-name="T54_2"><text:s/></text:span><text:span text:style-name="T54_3">are</text:span><text:span text:style-name="T54_4"><text:s/></text:span><text:span text:style-name="T54_5">starting</text:span><text:span text:style-name="T54_6"><text:s/></text:span><text:span text:style-name="T54_7">with</text:span><text:span text:style-name="T54_8"><text:s/></text:span><text:span text:style-name="T54_9">two</text:span><text:span text:style-name="T54_10"><text:s/></text:span><text:span text:style-name="T54_11">sequences</text:span><text:span text:style-name="T54_12"><text:s/>(</text:span><text:span text:style-name="T54_13">human</text:span><text:span text:style-name="T54_14"><text:s/></text:span><text:span text:style-name="T54_15">and</text:span><text:span text:style-name="T54_16"><text:s/></text:span><text:span text:style-name="T54_17">chimp</text:span><text:span text:style-name="T54_18">).<text:s/></text:span><text:span text:style-name="T54_19">Push</text:span><text:span text:style-name="T54_20"><text:s/></text:span><text:span text:style-name="T54_21">everything</text:span><text:span text:style-name="T54_22"><text:s/></text:span><text:span text:style-name="T54_23">on</text:span><text:span text:style-name="T54_24"><text:s/></text:span><text:span text:style-name="T54_25">the</text:span><text:span text:style-name="T54_26"><text:s/></text:span><text:span text:style-name="T54_27">left</text:span><text:span text:style-name="T54_28"><text:s/></text:span><text:span text:style-name="T54_29">and</text:span><text:span text:style-name="T54_30"><text:s/></text:span><text:span text:style-name="T54_31">check</text:span><text:span text:style-name="T54_32"><text:s/></text:span><text:span text:style-name="T54_33">out</text:span><text:span text:style-name="T54_34"><text:s/></text:span><text:span text:style-name="T54_35">the</text:span><text:span text:style-name="T54_36"><text:s/></text:span><text:span text:style-name="T54_37">ancestor</text:span><text:span text:style-name="T54_38">.<text:s/></text:span><text:span text:style-name="T54_39">Aligning</text:span><text:span text:style-name="T54_40"><text:s/></text:span><text:span text:style-name="T54_41">this</text:span><text:span text:style-name="T54_42"><text:s/></text:span><text:span text:style-name="T54_43">ancestor</text:span><text:span text:style-name="T54_44"><text:s/></text:span><text:span text:style-name="T54_45">with</text:span><text:span text:style-name="T54_46"><text:s/></text:span><text:span text:style-name="T54_47">your</text:span><text:span text:style-name="T54_48"><text:s/></text:span><text:span text:style-name="T54_49">two</text:span><text:span text:style-name="T54_50"><text:s/></text:span><text:span text:style-name="T54_51">sequences</text:span><text:span text:style-name="T54_52"><text:s/></text:span><text:span text:style-name="T54_53">gives</text:span><text:span text:style-name="T54_54"><text:s/></text:span><text:span text:style-name="T54_55">you</text:span><text:span text:style-name="T54_56"><text:s/>13<text:s/></text:span><text:span text:style-name="T54_57">matches</text:span><text:span text:style-name="T54_58"><text:s/></text:span><text:span text:style-name="T54_59">for</text:span><text:span text:style-name="T54_60"><text:s/></text:span><text:span text:style-name="T54_61">the</text:span><text:span text:style-name="T54_62"><text:s/></text:span><text:span text:style-name="T54_63">first</text:span><text:span text:style-name="T54_64"><text:s/></text:span><text:span text:style-name="T54_65">sequence</text:span><text:span text:style-name="T54_66"><text:s/>(</text:span><text:span text:style-name="T54_67">human</text:span><text:span text:style-name="T54_68">),<text:s/></text:span><text:span text:style-name="T54_69">and</text:span><text:span text:style-name="T54_70"><text:s/>5<text:s/></text:span><text:span text:style-name="T54_71">matches</text:span><text:span text:style-name="T54_72">,<text:s/>1<text:s/></text:span><text:span text:style-name="T54_73">mismatch</text:span><text:span text:style-name="T54_74"><text:s/></text:span><text:span text:style-name="T54_75">for</text:span><text:span text:style-name="T54_76"><text:s/></text:span><text:span text:style-name="T54_77">the</text:span><text:span text:style-name="T54_78"><text:s/></text:span><text:span text:style-name="T54_79">second</text:span><text:span text:style-name="T54_80"><text:s/></text:span><text:span text:style-name="T54_81">sequence</text:span><text:span text:style-name="T54_82"><text:s/>(</text:span><text:span text:style-name="T54_83">chimp</text:span><text:span text:style-name="T54_84">).<text:s/></text:span><text:span text:style-name="T54_85">The</text:span><text:span text:style-name="T54_86"><text:s/></text:span><text:span text:style-name="T54_87">trailing</text:span><text:span text:style-name="T54_88"><text:s/></text:span><text:span text:style-name="T54_89">gap</text:span><text:span text:style-name="T54_90"><text:s/></text:span><text:span text:style-name="T54_91">is</text:span><text:span text:style-name="T54_92"><text:s/></text:span><text:span text:style-name="T54_93">ignored</text:span><text:span text:style-name="T54_94">.<text:s/></text:span><text:span text:style-name="T54_95">Thus</text:span><text:span text:style-name="T54_96"><text:s/></text:span><text:span text:style-name="T54_97">your</text:span><text:span text:style-name="T54_98"><text:s/></text:span><text:span text:style-name="T54_99">total</text:span><text:span text:style-name="T54_100"><text:s/></text:span><text:span text:style-name="T54_101">is</text:span><text:span text:style-name="T54_102"><text:s/>18<text:s/>×<text:s/>(+1)<text:s/>+<text:s/>1<text:s/>×<text:s/>(‐1)<text:s/>=<text:s/>17.<text:s/></text:span><text:span text:style-name="T54_103">You</text:span><text:span text:style-name="T54_104"><text:s/></text:span><text:span text:style-name="T54_105">beat</text:span><text:span text:style-name="T54_106"><text:s/></text:span><text:span text:style-name="T54_107">the</text:span><text:span text:style-name="T54_108"><text:s/></text:span><text:span text:style-name="T54_109">par</text:span><text:span text:style-name="T54_110">.<text:s/></text:span><text:span text:style-name="T54_111">Click</text:span><text:span text:style-name="T54_112"><text:s/></text:span><text:span text:style-name="T54_113">on</text:span><text:span text:style-name="T54_114"><text:s/></text:span><text:span text:style-name="T54_115">the</text:span><text:span text:style-name="T54_116"><text:s/></text:span><text:span text:style-name="T54_117">star</text:span><text:span text:style-name="T54_118"><text:s/></text:span><text:span text:style-name="T54_119">and</text:span><text:span text:style-name="T54_120"><text:s/></text:span><text:span text:style-name="T54_121">jump</text:span><text:span text:style-name="T54_122"><text:s/></text:span><text:span text:style-name="T54_123">to</text:span><text:span text:style-name="T54_124"><text:s/></text:span><text:span text:style-name="T54_125">the</text:span><text:span text:style-name="T54_126"><text:s/></text:span><text:span text:style-name="T54_127">next</text:span><text:span text:style-name="T54_128"><text:s/></text:span><text:span text:style-name="T54_129">stage</text:span><text:span text:style-name="T54_130">!</text:span></text:p>
          </table:table-cell>
          <table:table-cell table:style-name="Cell48">
            <text:p text:style-name="P55"/>
          </table:table-cell>
        </table:table-row>
        <table:table-row table:style-name="Row17">
          <table:table-cell table:style-name="Cell49">
            <text:p text:style-name="P56"><text:span text:style-name="T56_1">Example</text:span><text:span text:style-name="T56_2"><text:s/>3</text:span></text:p>
          </table:table-cell>
          <table:table-cell table:style-name="Cell50">
            <text:p text:style-name="P57"><text:span text:style-name="T57_1">Two</text:span><text:span text:style-name="T57_2"><text:s/></text:span><text:span text:style-name="T57_3">new</text:span><text:span text:style-name="T57_4"><text:s/></text:span><text:span text:style-name="T57_5">sequences</text:span><text:span text:style-name="T57_6"><text:s/>(</text:span><text:span text:style-name="T57_7">dog</text:span><text:span text:style-name="T57_8"><text:s/></text:span><text:span text:style-name="T57_9">and</text:span><text:span text:style-name="T57_10"><text:s/></text:span><text:span text:style-name="T57_11">bat</text:span><text:span text:style-name="T57_12">)<text:s/></text:span><text:span text:style-name="T57_13">appear</text:span><text:span text:style-name="T57_14">.<text:s/></text:span><text:span text:style-name="T57_15">Again</text:span><text:span text:style-name="T57_16">,<text:s/></text:span><text:span text:style-name="T57_17">push</text:span><text:span text:style-name="T57_18"><text:s/></text:span><text:span text:style-name="T57_19">them</text:span><text:span text:style-name="T57_20"><text:s/></text:span><text:span text:style-name="T57_21">all</text:span><text:span text:style-name="T57_22"><text:s/></text:span><text:span text:style-name="T57_23">to</text:span><text:span text:style-name="T57_24"><text:s/></text:span><text:span text:style-name="T57_25">the</text:span><text:span text:style-name="T57_26"><text:s/></text:span><text:span text:style-name="T57_27">left</text:span><text:span text:style-name="T57_28">.<text:s/></text:span><text:span text:style-name="T57_29">Your</text:span><text:span text:style-name="T57_30"><text:s/></text:span><text:span text:style-name="T57_31">score</text:span><text:span text:style-name="T57_32"><text:s/></text:span><text:span text:style-name="T57_33">is</text:span><text:span text:style-name="T57_34"><text:s/>9.<text:s/>18<text:s/></text:span><text:span text:style-name="T57_35">matches</text:span><text:span text:style-name="T57_36"><text:s/></text:span><text:span text:style-name="T57_37">between</text:span><text:span text:style-name="T57_38"><text:s/></text:span><text:span text:style-name="T57_39">the</text:span><text:span text:style-name="T57_40"><text:s/></text:span><text:span text:style-name="T57_41">dog</text:span><text:span text:style-name="T57_42"><text:s/></text:span><text:span text:style-name="T57_43">sequence</text:span><text:span text:style-name="T57_44"><text:s/></text:span><text:span text:style-name="T57_45">and</text:span><text:span text:style-name="T57_46"><text:s/></text:span><text:span text:style-name="T57_47">its</text:span><text:span text:style-name="T57_48"><text:s/></text:span><text:span text:style-name="T57_49">ancestor</text:span><text:span text:style-name="T57_50"><text:s/>(</text:span><text:span text:style-name="T57_51">gap</text:span><text:span text:style-name="T57_52"><text:s/></text:span><text:span text:style-name="T57_53">at</text:span><text:span text:style-name="T57_54"><text:s/></text:span><text:span text:style-name="T57_55">extremity</text:span><text:span text:style-name="T57_56"><text:s/></text:span><text:span text:style-name="T57_57">is</text:span><text:span text:style-name="T57_58"><text:s/></text:span><text:span text:style-name="T57_59">again</text:span><text:span text:style-name="T57_60"><text:s/></text:span><text:span text:style-name="T57_61">ignored</text:span><text:span text:style-name="T57_62">),<text:s/></text:span><text:span text:style-name="T57_63">and</text:span><text:span text:style-name="T57_64"><text:s/>5<text:s/></text:span><text:span text:style-name="T57_65">matches</text:span><text:span text:style-name="T57_66"><text:s/></text:span><text:span text:style-name="T57_67">and</text:span><text:span text:style-name="T57_68"><text:s/>14<text:s/></text:span><text:span text:style-name="T57_69">mismatches</text:span><text:span text:style-name="T57_70"><text:s/></text:span><text:span text:style-name="T57_71">between</text:span><text:span text:style-name="T57_72"><text:s/></text:span><text:span text:style-name="T57_73">the</text:span><text:span text:style-name="T57_74"><text:s/></text:span><text:span text:style-name="T57_75">bat</text:span><text:span text:style-name="T57_76"><text:s/></text:span><text:span text:style-name="T57_77">sequence</text:span><text:span text:style-name="T57_78"><text:s/></text:span><text:span text:style-name="T57_79">and</text:span><text:span text:style-name="T57_80"><text:s/></text:span><text:span text:style-name="T57_81">the</text:span><text:span text:style-name="T57_82"><text:s/></text:span><text:span text:style-name="T57_83">ancestor</text:span><text:span text:style-name="T57_84"><text:s/>(</text:span><text:span text:style-name="T57_85">Thus</text:span><text:span text:style-name="T57_86"><text:s/></text:span><text:span text:style-name="T57_87">a</text:span><text:span text:style-name="T57_88"><text:s/></text:span><text:span text:style-name="T57_89">total</text:span><text:span text:style-name="T57_90"><text:s/></text:span><text:span text:style-name="T57_91">of</text:span><text:span text:style-name="T57_92"><text:s/>23<text:s/>×<text:s/>(+1)<text:s/>+<text:s/>14<text:s/>×<text:s/>(‐1)<text:s/>=<text:s/>9).<text:s/></text:span><text:span text:style-name="T57_93">You</text:span><text:span text:style-name="T57_94"><text:s/></text:span><text:span text:style-name="T57_95">can</text:span><text:span text:style-name="T57_96"><text:s/></text:span><text:span text:style-name="T57_97">do</text:span><text:span text:style-name="T57_98"><text:s/></text:span><text:span text:style-name="T57_99">better</text:span><text:span text:style-name="T57_100">.<text:s/></text:span><text:span text:style-name="T57_101">How</text:span><text:span text:style-name="T57_102">?</text:span></text:p>
          </table:table-cell>
          <table:table-cell table:style-name="Cell51">
            <text:p text:style-name="P58"/>
          </table:table-cell>
        </table:table-row>
        <table:table-row table:style-name="Row18">
          <table:table-cell table:style-name="Cell52">
            <text:p text:style-name="P59"><text:span text:style-name="T59_1">Example</text:span><text:span text:style-name="T59_2"><text:s/>4</text:span></text:p>
          </table:table-cell>
          <table:table-cell table:style-name="Cell53">
            <text:p text:style-name="P60"><text:span text:style-name="T60_1">Shift</text:span><text:span text:style-name="T60_2"><text:s/></text:span><text:span text:style-name="T60_3">the</text:span><text:span text:style-name="T60_4"><text:s/></text:span><text:span text:style-name="T60_5">bottom</text:span><text:span text:style-name="T60_6"><text:s/></text:span><text:span text:style-name="T60_7">sequence</text:span><text:span text:style-name="T60_8"><text:s/></text:span><text:span text:style-name="T60_9">by</text:span><text:span text:style-name="T60_10"><text:s/></text:span><text:span text:style-name="T60_11">one</text:span><text:span text:style-name="T60_12"><text:s/></text:span><text:span text:style-name="T60_13">unit</text:span><text:span text:style-name="T60_14"><text:s/></text:span><text:span text:style-name="T60_15">to</text:span><text:span text:style-name="T60_16"><text:s/></text:span><text:span text:style-name="T60_17">the</text:span><text:span text:style-name="T60_18"><text:s/></text:span><text:span text:style-name="T60_19">right</text:span><text:span text:style-name="T60_20"><text:s/></text:span><text:span text:style-name="T60_21">starting</text:span><text:span text:style-name="T60_22"><text:s/></text:span><text:span text:style-name="T60_23">from</text:span><text:span text:style-name="T60_24"><text:s/></text:span><text:span text:style-name="T60_25">the</text:span><text:span text:style-name="T60_26"><text:s/></text:span><text:span text:style-name="T60_27">seventh</text:span><text:span text:style-name="T60_28"><text:s/></text:span><text:span text:style-name="T60_29">brick</text:span><text:span text:style-name="T60_30">.<text:s/></text:span><text:span text:style-name="T60_31">You</text:span><text:span text:style-name="T60_32"><text:s/></text:span><text:span text:style-name="T60_33">create</text:span><text:span text:style-name="T60_34"><text:s/></text:span><text:span text:style-name="T60_35">an</text:span><text:span text:style-name="T60_36"><text:s/></text:span><text:span text:style-name="T60_37">additional</text:span><text:span text:style-name="T60_38"><text:s/></text:span><text:span text:style-name="T60_39">gap</text:span><text:span text:style-name="T60_40"><text:s/></text:span><text:span text:style-name="T60_41">but</text:span><text:span text:style-name="T60_42"><text:s/></text:span><text:span text:style-name="T60_43">you</text:span><text:span text:style-name="T60_44"><text:s/></text:span><text:span text:style-name="T60_45">also</text:span><text:span text:style-name="T60_46"><text:s/></text:span><text:span text:style-name="T60_47">create</text:span><text:span text:style-name="T60_48"><text:s/></text:span><text:span text:style-name="T60_49">many</text:span><text:span text:style-name="T60_50"><text:s/></text:span><text:span text:style-name="T60_51">matches</text:span><text:span text:style-name="T60_52">.<text:s/></text:span><text:span text:style-name="T60_53">Did</text:span><text:span text:style-name="T60_54"><text:s/></text:span><text:span text:style-name="T60_55">you</text:span><text:span text:style-name="T60_56"><text:s/></text:span><text:span text:style-name="T60_57">notice</text:span><text:span text:style-name="T60_58">?<text:s/></text:span><text:span text:style-name="T60_59">The</text:span><text:span text:style-name="T60_60"><text:s/></text:span><text:span text:style-name="T60_61">ancestor</text:span><text:span text:style-name="T60_62"><text:s/></text:span><text:span text:style-name="T60_63">changed</text:span><text:span text:style-name="T60_64">.<text:s/></text:span><text:span text:style-name="T60_65">You</text:span><text:span text:style-name="T60_66"><text:s/></text:span><text:span text:style-name="T60_67">have</text:span><text:span text:style-name="T60_68"><text:s/></text:span><text:span text:style-name="T60_69">now</text:span><text:span text:style-name="T60_70"><text:s/>18<text:s/></text:span><text:span text:style-name="T60_71">matches</text:span><text:span text:style-name="T60_72"><text:s/></text:span><text:span text:style-name="T60_73">with</text:span><text:span text:style-name="T60_74"><text:s/></text:span><text:span text:style-name="T60_75">the</text:span><text:span text:style-name="T60_76"><text:s/></text:span><text:span text:style-name="T60_77">dog</text:span><text:span text:style-name="T60_78"><text:s/></text:span><text:span text:style-name="T60_79">sequence</text:span><text:span text:style-name="T60_80"><text:s/>(</text:span><text:span text:style-name="T60_81">trailing</text:span><text:span text:style-name="T60_82"><text:s/></text:span><text:span text:style-name="T60_83">gap</text:span><text:span text:style-name="T60_84"><text:s/></text:span><text:span text:style-name="T60_85">ignored</text:span><text:span text:style-name="T60_86">),<text:s/></text:span><text:span text:style-name="T60_87">and</text:span><text:span text:style-name="T60_88"><text:s/>12<text:s/></text:span><text:span text:style-name="T60_89">matches</text:span><text:span text:style-name="T60_90">,<text:s/>7<text:s/></text:span><text:span text:style-name="T60_91">mismatches</text:span><text:span text:style-name="T60_92"><text:s/></text:span><text:span text:style-name="T60_93">and</text:span><text:span text:style-name="T60_94"><text:s/>1<text:s/></text:span><text:span text:style-name="T60_95">gap</text:span><text:span text:style-name="T60_96"><text:s/></text:span><text:span text:style-name="T60_97">of</text:span><text:span text:style-name="T60_98"><text:s/></text:span><text:span text:style-name="T60_99">length</text:span><text:span text:style-name="T60_100"><text:s/>1<text:s/></text:span><text:span text:style-name="T60_101">with</text:span><text:span text:style-name="T60_102"><text:s/></text:span><text:span text:style-name="T60_103">the</text:span><text:span text:style-name="T60_104"><text:s/></text:span><text:span text:style-name="T60_105">bat</text:span><text:span text:style-name="T60_106"><text:s/></text:span><text:span text:style-name="T60_107">sequence</text:span><text:span text:style-name="T60_108">.<text:s/></text:span><text:span text:style-name="T60_109">Your</text:span><text:span text:style-name="T60_110"><text:s/></text:span><text:span text:style-name="T60_111">score</text:span><text:span text:style-name="T60_112"><text:s/></text:span><text:span text:style-name="T60_113">is</text:span><text:span text:style-name="T60_114"><text:s/>30<text:s/>×<text:s/>(+1)<text:s/>+<text:s/>7<text:s/>×<text:s/>(‐1)<text:s/>+<text:s/>(<text:s/>1<text:s/>×<text:s/>‐4<text:s/>)<text:s/>=<text:s/>19.<text:s/></text:span><text:span text:style-name="T60_115">Move</text:span><text:span text:style-name="T60_116"><text:s/></text:span><text:span text:style-name="T60_117">to</text:span><text:span text:style-name="T60_118"><text:s/></text:span><text:span text:style-name="T60_119">the</text:span><text:span text:style-name="T60_120"><text:s/></text:span><text:span text:style-name="T60_121">next</text:span><text:span text:style-name="T60_122"><text:s/></text:span><text:span text:style-name="T60_123">stage</text:span><text:span text:style-name="T60_124">.</text:span></text:p>
          </table:table-cell>
          <table:table-cell table:style-name="Cell54">
            <text:p text:style-name="P61"/>
          </table:table-cell>
        </table:table-row>
        <table:table-row table:style-name="Row19">
          <table:table-cell table:style-name="Cell55">
            <text:p text:style-name="P62"><text:span text:style-name="T62_1">Example</text:span><text:span text:style-name="T62_2"><text:s/>5</text:span></text:p>
          </table:table-cell>
          <table:table-cell table:style-name="Cell56">
            <text:p text:style-name="P63"><text:span text:style-name="T63_1">Now</text:span><text:span text:style-name="T63_2">,<text:s/></text:span><text:span text:style-name="T63_3">you</text:span><text:span text:style-name="T63_4"><text:s/></text:span><text:span text:style-name="T63_5">have</text:span><text:span text:style-name="T63_6"><text:s/></text:span><text:span text:style-name="T63_7">to</text:span><text:span text:style-name="T63_8"><text:s/></text:span><text:span text:style-name="T63_9">assemble</text:span><text:span text:style-name="T63_10"><text:s/></text:span><text:span text:style-name="T63_11">your</text:span><text:span text:style-name="T63_12"><text:s/></text:span><text:span text:style-name="T63_13">previous</text:span><text:span text:style-name="T63_14"><text:s/></text:span><text:span text:style-name="T63_15">alignments</text:span><text:span text:style-name="T63_16">.<text:s/></text:span><text:span text:style-name="T63_17">Your</text:span><text:span text:style-name="T63_18"><text:s/></text:span><text:span text:style-name="T63_19">initial</text:span><text:span text:style-name="T63_20"><text:s/></text:span><text:span text:style-name="T63_21">score</text:span><text:span text:style-name="T63_22"><text:s/></text:span><text:span text:style-name="T63_23">is</text:span><text:span text:style-name="T63_24"><text:s/>41.<text:s/></text:span><text:span text:style-name="T63_25">It</text:span><text:span text:style-name="T63_26"><text:s/></text:span><text:span text:style-name="T63_27">beats</text:span><text:span text:style-name="T63_28"><text:s/></text:span><text:span text:style-name="T63_29">the</text:span><text:span text:style-name="T63_30"><text:s/></text:span><text:span text:style-name="T63_31">par</text:span><text:span text:style-name="T63_32"><text:s/>(30)<text:s/></text:span><text:span text:style-name="T63_33">but</text:span><text:span text:style-name="T63_34"><text:s/></text:span><text:span text:style-name="T63_35">you</text:span><text:span text:style-name="T63_36"><text:s/></text:span><text:span text:style-name="T63_37">can</text:span><text:span text:style-name="T63_38"><text:s/></text:span><text:span text:style-name="T63_39">do</text:span><text:span text:style-name="T63_40"><text:s/></text:span><text:span text:style-name="T63_41">better</text:span><text:span text:style-name="T63_42">…<text:s/></text:span><text:span text:style-name="T63_43">Intuitively</text:span><text:span text:style-name="T63_44">,<text:s/></text:span><text:span text:style-name="T63_45">we</text:span><text:span text:style-name="T63_46"><text:s/></text:span><text:span text:style-name="T63_47">want</text:span><text:span text:style-name="T63_48"><text:s/></text:span><text:span text:style-name="T63_49">to</text:span><text:span text:style-name="T63_50"><text:s/></text:span><text:span text:style-name="T63_51">find</text:span><text:span text:style-name="T63_52"><text:s/></text:span><text:span text:style-name="T63_53">a</text:span><text:span text:style-name="T63_54"><text:s/></text:span><text:span text:style-name="T63_55">better</text:span><text:span text:style-name="T63_56"><text:s/></text:span><text:span text:style-name="T63_57">alignment</text:span><text:span text:style-name="T63_58"><text:s/></text:span><text:span text:style-name="T63_59">of</text:span><text:span text:style-name="T63_60"><text:s/></text:span><text:span text:style-name="T63_61">the</text:span><text:span text:style-name="T63_62"><text:s/>1</text:span><text:span text:style-name="T63_63">st</text:span><text:span text:style-name="T63_64"><text:s/></text:span><text:span text:style-name="T63_65">block</text:span><text:span text:style-name="T63_66"><text:s/>(</text:span><text:span text:style-name="T63_67">the</text:span><text:span text:style-name="T63_68"><text:s/></text:span><text:span text:style-name="T63_69">two</text:span><text:span text:style-name="T63_70"><text:s/></text:span><text:span text:style-name="T63_71">top</text:span><text:span text:style-name="T63_72"><text:s/></text:span><text:span text:style-name="T63_73">sequences</text:span><text:span text:style-name="T63_74">)<text:s/></text:span><text:span text:style-name="T63_75">and</text:span><text:span text:style-name="T63_76"><text:s/></text:span><text:span text:style-name="T63_77">the</text:span><text:span text:style-name="T63_78"><text:s/>2</text:span><text:span text:style-name="T63_79">nd</text:span><text:span text:style-name="T63_80"><text:s/></text:span><text:span text:style-name="T63_81">block</text:span><text:span text:style-name="T63_82"><text:s/>(</text:span><text:span text:style-name="T63_83">the</text:span><text:span text:style-name="T63_84"><text:s/></text:span><text:span text:style-name="T63_85">two</text:span><text:span text:style-name="T63_86"><text:s/></text:span><text:span text:style-name="T63_87">lower</text:span><text:span text:style-name="T63_88"><text:s/></text:span><text:span text:style-name="T63_89">sequences</text:span><text:span text:style-name="T63_90">).<text:s/></text:span><text:span text:style-name="T63_91">How</text:span><text:span text:style-name="T63_92">?</text:span></text:p>
          </table:table-cell>
          <table:table-cell table:style-name="Cell57">
            <text:p text:style-name="P64"/>
          </table:table-cell>
        </table:table-row>
        <table:table-row table:style-name="Row20">
          <table:table-cell table:style-name="Cell58">
            <text:p text:style-name="P65"><text:span text:style-name="T65_1">Example</text:span><text:span text:style-name="T65_2"><text:s/>6</text:span></text:p>
          </table:table-cell>
          <table:table-cell table:style-name="Cell59">
            <text:p text:style-name="P66"><text:span text:style-name="T66_1">Shift</text:span><text:span text:style-name="T66_2"><text:s/></text:span><text:span text:style-name="T66_3">the</text:span><text:span text:style-name="T66_4"><text:s/></text:span><text:span text:style-name="T66_5">first</text:span><text:span text:style-name="T66_6"><text:s/></text:span><text:span text:style-name="T66_7">block</text:span><text:span text:style-name="T66_8"><text:s/></text:span><text:span text:style-name="T66_9">by</text:span><text:span text:style-name="T66_10"><text:s/>4<text:s/></text:span><text:span text:style-name="T66_11">units</text:span><text:span text:style-name="T66_12"><text:s/></text:span><text:span text:style-name="T66_13">to</text:span><text:span text:style-name="T66_14"><text:s/></text:span><text:span text:style-name="T66_15">the</text:span><text:span text:style-name="T66_16"><text:s/></text:span><text:span text:style-name="T66_17">right</text:span><text:span text:style-name="T66_18">.<text:s/></text:span><text:span text:style-name="T66_19">This</text:span><text:span text:style-name="T66_20"><text:s/></text:span><text:span text:style-name="T66_21">move</text:span><text:span text:style-name="T66_22"><text:s/></text:span><text:span text:style-name="T66_23">creates</text:span><text:span text:style-name="T66_24"><text:s/></text:span><text:span text:style-name="T66_25">two</text:span><text:span text:style-name="T66_26"><text:s/></text:span><text:span text:style-name="T66_27">complete</text:span><text:span text:style-name="T66_28"><text:s/></text:span><text:span text:style-name="T66_29">green</text:span><text:span text:style-name="T66_30"><text:s/></text:span><text:span text:style-name="T66_31">columns</text:span><text:span text:style-name="T66_32">.<text:s/></text:span><text:span text:style-name="T66_33">It</text:span><text:span text:style-name="T66_34"><text:s/></text:span><text:span text:style-name="T66_35">also</text:span><text:span text:style-name="T66_36"><text:s/></text:span><text:span text:style-name="T66_37">improves</text:span><text:span text:style-name="T66_38"><text:s/></text:span><text:span text:style-name="T66_39">the</text:span><text:span text:style-name="T66_40"><text:s/></text:span><text:span text:style-name="T66_41">similarity</text:span><text:span text:style-name="T66_42"><text:s/></text:span><text:span text:style-name="T66_43">between</text:span><text:span text:style-name="T66_44"><text:s/></text:span><text:span text:style-name="T66_45">the</text:span><text:span text:style-name="T66_46"><text:s/></text:span><text:span text:style-name="T66_47">human</text:span><text:span text:style-name="T66_48">'</text:span><text:span text:style-name="T66_49">s</text:span><text:span text:style-name="T66_50"><text:s/></text:span><text:span text:style-name="T66_51">sequence</text:span><text:span text:style-name="T66_52"><text:s/></text:span><text:span text:style-name="T66_53">and</text:span><text:span text:style-name="T66_54"><text:s/></text:span><text:span text:style-name="T66_55">those</text:span><text:span text:style-name="T66_56"><text:s/></text:span><text:span text:style-name="T66_57">of</text:span><text:span text:style-name="T66_58"><text:s/></text:span><text:span text:style-name="T66_59">the</text:span><text:span text:style-name="T66_60"><text:s/></text:span><text:span text:style-name="T66_61">dog</text:span><text:span text:style-name="T66_62"><text:s/></text:span><text:span text:style-name="T66_63">and</text:span><text:span text:style-name="T66_64"><text:s/></text:span><text:span text:style-name="T66_65">the</text:span><text:span text:style-name="T66_66"><text:s/></text:span><text:span text:style-name="T66_67">bat</text:span><text:span text:style-name="T66_68">.<text:s/></text:span><text:span text:style-name="T66_69">Your</text:span><text:span text:style-name="T66_70"><text:s/></text:span><text:span text:style-name="T66_71">total</text:span><text:span text:style-name="T66_72"><text:s/></text:span><text:span text:style-name="T66_73">score</text:span><text:span text:style-name="T66_74"><text:s/></text:span><text:span text:style-name="T66_75">is</text:span><text:span text:style-name="T66_76"><text:s/></text:span><text:span text:style-name="T66_77">now</text:span><text:span text:style-name="T66_78"><text:s/>57.<text:s/></text:span><text:span text:style-name="T66_79">How</text:span><text:span text:style-name="T66_80"><text:s/></text:span><text:span text:style-name="T66_81">is</text:span><text:span text:style-name="T66_82"><text:s/></text:span><text:span text:style-name="T66_83">it</text:span><text:span text:style-name="T66_84"><text:s/></text:span><text:span text:style-name="T66_85">calculated</text:span><text:span text:style-name="T66_86">?</text:span></text:p>
          </table:table-cell>
          <table:table-cell table:style-name="Cell60">
            <text:p text:style-name="P67"/>
          </table:table-cell>
        </table:table-row>
        <table:table-row table:style-name="Row21">
          <table:table-cell table:style-name="Cell61">
            <text:p text:style-name="P68"><text:span text:style-name="T68_1">Example</text:span><text:span text:style-name="T68_2"><text:s/>7</text:span></text:p>
          </table:table-cell>
          <table:table-cell table:style-name="Cell62">
            <text:p text:style-name="P69"><text:span text:style-name="T69_1">Let</text:span><text:span text:style-name="T69_2">'</text:span><text:span text:style-name="T69_3">s</text:span><text:span text:style-name="T69_4"><text:s/></text:span><text:span text:style-name="T69_5">have</text:span><text:span text:style-name="T69_6"><text:s/></text:span><text:span text:style-name="T69_7">a</text:span><text:span text:style-name="T69_8"><text:s/></text:span><text:span text:style-name="T69_9">look</text:span><text:span text:style-name="T69_10"><text:s/></text:span><text:span text:style-name="T69_11">at</text:span><text:span text:style-name="T69_12"><text:s/></text:span><text:span text:style-name="T69_13">the</text:span><text:span text:style-name="T69_14"><text:s/></text:span><text:span text:style-name="T69_15">human</text:span><text:span text:style-name="T69_16"><text:s/></text:span><text:span text:style-name="T69_17">and</text:span><text:span text:style-name="T69_18"><text:s/></text:span><text:span text:style-name="T69_19">chimp</text:span><text:span text:style-name="T69_20"><text:s/></text:span><text:span text:style-name="T69_21">ancestor</text:span><text:span text:style-name="T69_22">.<text:s/></text:span><text:span text:style-name="T69_23">Its</text:span><text:span text:style-name="T69_24"><text:s/></text:span><text:span text:style-name="T69_25">alignment</text:span><text:span text:style-name="T69_26"><text:s/></text:span><text:span text:style-name="T69_27">score</text:span><text:span text:style-name="T69_28"><text:s/></text:span><text:span text:style-name="T69_29">with</text:span><text:span text:style-name="T69_30"><text:s/></text:span><text:span text:style-name="T69_31">the</text:span><text:span text:style-name="T69_32"><text:s/></text:span><text:span text:style-name="T69_33">human</text:span><text:span text:style-name="T69_34"><text:s/></text:span><text:span text:style-name="T69_35">sequence</text:span><text:span text:style-name="T69_36"><text:s/></text:span><text:span text:style-name="T69_37">is</text:span><text:span text:style-name="T69_38"><text:s/>11<text:s/>(12<text:s/></text:span><text:span text:style-name="T69_39">matches</text:span><text:span text:style-name="T69_40"><text:s/></text:span><text:span text:style-name="T69_41">and</text:span><text:span text:style-name="T69_42"><text:s/>1<text:s/></text:span><text:span text:style-name="T69_43">mismatch</text:span><text:span text:style-name="T69_44">),<text:s/></text:span><text:span text:style-name="T69_45">and</text:span><text:span text:style-name="T69_46"><text:s/>6<text:s/></text:span><text:span text:style-name="T69_47">with</text:span><text:span text:style-name="T69_48"><text:s/></text:span><text:span text:style-name="T69_49">the</text:span><text:span text:style-name="T69_50"><text:s/></text:span><text:span text:style-name="T69_51">chimp</text:span><text:span text:style-name="T69_52"><text:s/></text:span><text:span text:style-name="T69_53">sequence</text:span><text:span text:style-name="T69_54"><text:s/>(6<text:s/></text:span><text:span text:style-name="T69_55">matches</text:span><text:span text:style-name="T69_56">).<text:s/></text:span><text:span text:style-name="T69_57">Thus</text:span><text:span text:style-name="T69_58"><text:s/></text:span><text:span text:style-name="T69_59">the</text:span><text:span text:style-name="T69_60"><text:s/></text:span><text:span text:style-name="T69_61">score</text:span><text:span text:style-name="T69_62"><text:s/></text:span><text:span text:style-name="T69_63">at</text:span><text:span text:style-name="T69_64"><text:s/></text:span><text:span text:style-name="T69_65">this</text:span><text:span text:style-name="T69_66"><text:s/></text:span><text:span text:style-name="T69_67">ancestor</text:span><text:span text:style-name="T69_68"><text:s/></text:span><text:span text:style-name="T69_69">node</text:span><text:span text:style-name="T69_70"><text:s/></text:span><text:span text:style-name="T69_71">is</text:span><text:span text:style-name="T69_72"><text:s/>11<text:s/>+<text:s/>6<text:s/>=<text:s/>17.</text:span></text:p>
          </table:table-cell>
          <table:table-cell table:style-name="Cell63">
            <text:p text:style-name="P70"/>
          </table:table-cell>
        </table:table-row>
        <table:table-row table:style-name="Row22">
          <table:table-cell table:style-name="Cell64">
            <text:p text:style-name="P71"><text:span text:style-name="T71_1">Example</text:span><text:span text:style-name="T71_2"><text:s/>8</text:span></text:p>
          </table:table-cell>
          <table:table-cell table:style-name="Cell65">
            <text:p text:style-name="P72"><text:span text:style-name="T72_1">We</text:span><text:span text:style-name="T72_2"><text:s/></text:span><text:span text:style-name="T72_3">do</text:span><text:span text:style-name="T72_4"><text:s/></text:span><text:span text:style-name="T72_5">the</text:span><text:span text:style-name="T72_6"><text:s/></text:span><text:span text:style-name="T72_7">same</text:span><text:span text:style-name="T72_8"><text:s/></text:span><text:span text:style-name="T72_9">thing</text:span><text:span text:style-name="T72_10"><text:s/></text:span><text:span text:style-name="T72_11">for</text:span><text:span text:style-name="T72_12"><text:s/></text:span><text:span text:style-name="T72_13">the</text:span><text:span text:style-name="T72_14"><text:s/></text:span><text:span text:style-name="T72_15">dog</text:span><text:span text:style-name="T72_16"><text:s/></text:span><text:span text:style-name="T72_17">and</text:span><text:span text:style-name="T72_18"><text:s/></text:span><text:span text:style-name="T72_19">bat</text:span><text:span text:style-name="T72_20"><text:s/></text:span><text:span text:style-name="T72_21">ancestor</text:span><text:span text:style-name="T72_22">.<text:s/></text:span><text:span text:style-name="T72_23">Its</text:span><text:span text:style-name="T72_24"><text:s/></text:span><text:span text:style-name="T72_25">alignment</text:span><text:span text:style-name="T72_26"><text:s/></text:span><text:span text:style-name="T72_27">score</text:span><text:span text:style-name="T72_28"><text:s/></text:span><text:span text:style-name="T72_29">with</text:span><text:span text:style-name="T72_30"><text:s/></text:span><text:span text:style-name="T72_31">the</text:span><text:span text:style-name="T72_32"><text:s/></text:span><text:span text:style-name="T72_33">dog</text:span><text:span text:style-name="T72_34"><text:s/></text:span><text:span text:style-name="T72_35">sequence</text:span><text:span text:style-name="T72_36"><text:s/></text:span><text:span text:style-name="T72_37">is</text:span><text:span text:style-name="T72_38"><text:s/>14<text:s/>(16<text:s/></text:span><text:span text:style-name="T72_39">matches</text:span><text:span text:style-name="T72_40"><text:s/></text:span><text:span text:style-name="T72_41">and</text:span><text:span text:style-name="T72_42"><text:s/>2<text:s/></text:span><text:span text:style-name="T72_43">mismatches</text:span><text:span text:style-name="T72_44">)<text:s/></text:span><text:span text:style-name="T72_45">and</text:span><text:span text:style-name="T72_46"><text:s/>3<text:s/></text:span><text:span text:style-name="T72_47">with</text:span><text:span text:style-name="T72_48"><text:s/></text:span><text:span text:style-name="T72_49">the</text:span><text:span text:style-name="T72_50"><text:s/></text:span><text:span text:style-name="T72_51">bat</text:span><text:span text:style-name="T72_52"><text:s/></text:span><text:span text:style-name="T72_53">sequence</text:span><text:span text:style-name="T72_54"><text:s/>(12<text:s/></text:span><text:span text:style-name="T72_55">matches</text:span><text:span text:style-name="T72_56">,<text:s/>5<text:s/></text:span><text:span text:style-name="T72_57">mismatches</text:span><text:span text:style-name="T72_58">,<text:s/>1<text:s/></text:span><text:span text:style-name="T72_59">gap</text:span><text:span text:style-name="T72_60"><text:s/></text:span><text:span text:style-name="T72_61">of</text:span><text:span text:style-name="T72_62"><text:s/></text:span><text:span text:style-name="T72_63">length</text:span><text:span text:style-name="T72_64"><text:s/>1).<text:s/></text:span><text:span text:style-name="T72_65">Thus</text:span><text:span text:style-name="T72_66">,<text:s/></text:span><text:span text:style-name="T72_67">the</text:span><text:span text:style-name="T72_68"><text:s/></text:span><text:span text:style-name="T72_69">score</text:span><text:span text:style-name="T72_70"><text:s/></text:span><text:span text:style-name="T72_71">at</text:span><text:span text:style-name="T72_72"><text:s/></text:span><text:span text:style-name="T72_73">this</text:span><text:span text:style-name="T72_74"><text:s/></text:span><text:span text:style-name="T72_75">ancestor</text:span><text:span text:style-name="T72_76"><text:s/></text:span><text:span text:style-name="T72_77">node</text:span><text:span text:style-name="T72_78"><text:s/></text:span><text:span text:style-name="T72_79">is</text:span><text:span text:style-name="T72_80"><text:s/>14<text:s/>+<text:s/>3<text:s/>=<text:s/>17.</text:span></text:p>
          </table:table-cell>
          <table:table-cell table:style-name="Cell66">
            <text:p text:style-name="P73"/>
          </table:table-cell>
        </table:table-row>
        <table:table-row table:style-name="Row23">
          <table:table-cell table:style-name="Cell67">
            <text:p text:style-name="P74"><text:span text:style-name="T74_1">Example</text:span><text:span text:style-name="T74_2"><text:s/>9</text:span></text:p>
          </table:table-cell>
          <table:table-cell table:style-name="Cell68">
            <text:p text:style-name="P75"><text:span text:style-name="T75_1">To</text:span><text:span text:style-name="T75_2"><text:s/></text:span><text:span text:style-name="T75_3">complete</text:span><text:span text:style-name="T75_4"><text:s/></text:span><text:span text:style-name="T75_5">your</text:span><text:span text:style-name="T75_6"><text:s/></text:span><text:span text:style-name="T75_7">score</text:span><text:span text:style-name="T75_8">,<text:s/></text:span><text:span text:style-name="T75_9">you</text:span><text:span text:style-name="T75_10"><text:s/></text:span><text:span text:style-name="T75_11">need</text:span><text:span text:style-name="T75_12"><text:s/></text:span><text:span text:style-name="T75_13">to</text:span><text:span text:style-name="T75_14"><text:s/></text:span><text:span text:style-name="T75_15">compute</text:span><text:span text:style-name="T75_16"><text:s/></text:span><text:span text:style-name="T75_17">the</text:span><text:span text:style-name="T75_18"><text:s/></text:span><text:span text:style-name="T75_19">alignment</text:span><text:span text:style-name="T75_20"><text:s/></text:span><text:span text:style-name="T75_21">score</text:span><text:span text:style-name="T75_22"><text:s/></text:span><text:span text:style-name="T75_23">of</text:span><text:span text:style-name="T75_24"><text:s/></text:span><text:span text:style-name="T75_25">the</text:span><text:span text:style-name="T75_26"><text:s/></text:span><text:span text:style-name="T75_27">human</text:span><text:span text:style-name="T75_28">/</text:span><text:span text:style-name="T75_29">chimp</text:span><text:span text:style-name="T75_30"><text:s/></text:span><text:span text:style-name="T75_31">ancestor</text:span><text:span text:style-name="T75_32"><text:s/></text:span><text:span text:style-name="T75_33">and</text:span><text:span text:style-name="T75_34"><text:s/></text:span><text:span text:style-name="T75_35">dog</text:span><text:span text:style-name="T75_36">/</text:span><text:span text:style-name="T75_37">bat</text:span><text:span text:style-name="T75_38"><text:s/></text:span><text:span text:style-name="T75_39">ancestor</text:span><text:span text:style-name="T75_40"><text:s/></text:span><text:span text:style-name="T75_41">with</text:span><text:span text:style-name="T75_42"><text:s/></text:span><text:span text:style-name="T75_43">the</text:span><text:span text:style-name="T75_44"><text:s/></text:span><text:span text:style-name="T75_45">ancestor</text:span><text:span text:style-name="T75_46"><text:s/></text:span><text:span text:style-name="T75_47">at</text:span><text:span text:style-name="T75_48"><text:s/></text:span><text:span text:style-name="T75_49">the</text:span><text:span text:style-name="T75_50"><text:s/></text:span><text:span text:style-name="T75_51">root</text:span><text:span text:style-name="T75_52"><text:s/></text:span><text:span text:style-name="T75_53">of</text:span><text:span text:style-name="T75_54"><text:s/></text:span><text:span text:style-name="T75_55">the</text:span><text:span text:style-name="T75_56"><text:s/></text:span><text:span text:style-name="T75_57">tree</text:span><text:span text:style-name="T75_58">.<text:s/></text:span><text:span text:style-name="T75_59">First</text:span><text:span text:style-name="T75_60">,<text:s/></text:span><text:span text:style-name="T75_61">we</text:span><text:span text:style-name="T75_62"><text:s/></text:span><text:span text:style-name="T75_63">compute</text:span><text:span text:style-name="T75_64"><text:s/></text:span><text:span text:style-name="T75_65">the</text:span><text:span text:style-name="T75_66"><text:s/></text:span><text:span text:style-name="T75_67">alignment</text:span><text:span text:style-name="T75_68"><text:s/></text:span><text:span text:style-name="T75_69">score</text:span><text:span text:style-name="T75_70"><text:s/></text:span><text:span text:style-name="T75_71">of</text:span><text:span text:style-name="T75_72"><text:s/></text:span><text:span text:style-name="T75_73">the</text:span><text:span text:style-name="T75_74"><text:s/></text:span><text:span text:style-name="T75_75">human</text:span><text:span text:style-name="T75_76">/</text:span><text:span text:style-name="T75_77">chimp</text:span><text:span text:style-name="T75_78"><text:s/></text:span><text:span text:style-name="T75_79">ancestor</text:span><text:span text:style-name="T75_80"><text:s/></text:span><text:span text:style-name="T75_81">with</text:span><text:span text:style-name="T75_82"><text:s/></text:span><text:span text:style-name="T75_83">the</text:span><text:span text:style-name="T75_84"><text:s/></text:span><text:span text:style-name="T75_85">global</text:span><text:span text:style-name="T75_86"><text:s/></text:span><text:span text:style-name="T75_87">ancestor</text:span><text:span text:style-name="T75_88">.<text:s/></text:span><text:span text:style-name="T75_89">There</text:span><text:span text:style-name="T75_90"><text:s/></text:span><text:span text:style-name="T75_91">are</text:span><text:span text:style-name="T75_92"><text:s/>9<text:s/></text:span><text:span text:style-name="T75_93">matches</text:span><text:span text:style-name="T75_94">,<text:s/>4<text:s/></text:span><text:span text:style-name="T75_95">mismatches</text:span><text:span text:style-name="T75_96"><text:s/>(</text:span><text:span text:style-name="T75_97">gaps</text:span><text:span text:style-name="T75_98"><text:s/></text:span><text:span text:style-name="T75_99">at</text:span><text:span text:style-name="T75_100"><text:s/></text:span><text:span text:style-name="T75_101">the</text:span><text:span text:style-name="T75_102"><text:s/></text:span><text:span text:style-name="T75_103">end</text:span><text:span text:style-name="T75_104"><text:s/></text:span><text:span text:style-name="T75_105">and</text:span><text:span text:style-name="T75_106"><text:s/></text:span><text:span text:style-name="T75_107">beginning</text:span><text:span text:style-name="T75_108"><text:s/></text:span><text:span text:style-name="T75_109">are</text:span><text:span text:style-name="T75_110"><text:s/></text:span><text:span text:style-name="T75_111">ignored</text:span><text:span text:style-name="T75_112">).<text:s/></text:span><text:span text:style-name="T75_113">The</text:span><text:span text:style-name="T75_114"><text:s/></text:span><text:span text:style-name="T75_115">score</text:span><text:span text:style-name="T75_116"><text:s/></text:span><text:span text:style-name="T75_117">is</text:span><text:span text:style-name="T75_118"><text:s/>9<text:s/>×<text:s/>(+1)<text:s/>+<text:s/>4<text:s/>×<text:s/>(‐1)<text:s/>=<text:s/>5.</text:span></text:p>
          </table:table-cell>
          <table:table-cell table:style-name="Cell69">
            <text:p text:style-name="P76"/>
          </table:table-cell>
        </table:table-row>
        <table:table-row table:style-name="Row24">
          <table:table-cell table:style-name="Cell70">
            <text:p text:style-name="P77"><text:span text:style-name="T77_1">Example</text:span><text:span text:style-name="T77_2"><text:s/>10</text:span></text:p>
          </table:table-cell>
          <table:table-cell table:style-name="Cell71">
            <text:p text:style-name="P78"><text:span text:style-name="T78_1">Then</text:span><text:span text:style-name="T78_2">,<text:s/></text:span><text:span text:style-name="T78_3">we</text:span><text:span text:style-name="T78_4"><text:s/></text:span><text:span text:style-name="T78_5">compute</text:span><text:span text:style-name="T78_6"><text:s/></text:span><text:span text:style-name="T78_7">the</text:span><text:span text:style-name="T78_8"><text:s/></text:span><text:span text:style-name="T78_9">alignment</text:span><text:span text:style-name="T78_10"><text:s/></text:span><text:span text:style-name="T78_11">score</text:span><text:span text:style-name="T78_12"><text:s/></text:span><text:span text:style-name="T78_13">of</text:span><text:span text:style-name="T78_14"><text:s/></text:span><text:span text:style-name="T78_15">the</text:span><text:span text:style-name="T78_16"><text:s/></text:span><text:span text:style-name="T78_17">dog</text:span><text:span text:style-name="T78_18">/</text:span><text:span text:style-name="T78_19">bat</text:span><text:span text:style-name="T78_20"><text:s/></text:span><text:span text:style-name="T78_21">ancestor</text:span><text:span text:style-name="T78_22"><text:s/></text:span><text:span text:style-name="T78_23">with</text:span><text:span text:style-name="T78_24"><text:s/></text:span><text:span text:style-name="T78_25">the</text:span><text:span text:style-name="T78_26"><text:s/></text:span><text:span text:style-name="T78_27">global</text:span><text:span text:style-name="T78_28"><text:s/></text:span><text:span text:style-name="T78_29">ancestor</text:span><text:span text:style-name="T78_30">.<text:s/></text:span><text:span text:style-name="T78_31">There</text:span><text:span text:style-name="T78_32"><text:s/></text:span><text:span text:style-name="T78_33">is</text:span><text:span text:style-name="T78_34"><text:s/>18<text:s/></text:span><text:span text:style-name="T78_35">matches</text:span><text:span text:style-name="T78_36"><text:s/></text:span><text:span text:style-name="T78_37">and</text:span><text:span text:style-name="T78_38"><text:s/></text:span><text:span text:style-name="T78_39">the</text:span><text:span text:style-name="T78_40"><text:s/></text:span><text:span text:style-name="T78_41">score</text:span><text:span text:style-name="T78_42"><text:s/></text:span><text:span text:style-name="T78_43">is</text:span><text:span text:style-name="T78_44"><text:s/>18.<text:s/></text:span><text:span text:style-name="T78_45">Therefore</text:span><text:span text:style-name="T78_46">,<text:s/></text:span><text:span text:style-name="T78_47">the</text:span><text:span text:style-name="T78_48"><text:s/></text:span><text:span text:style-name="T78_49">score</text:span><text:span text:style-name="T78_50"><text:s/></text:span><text:span text:style-name="T78_51">associated</text:span><text:span text:style-name="T78_52"><text:s/></text:span><text:span text:style-name="T78_53">with</text:span><text:span text:style-name="T78_54"><text:s/></text:span><text:span text:style-name="T78_55">the</text:span><text:span text:style-name="T78_56"><text:s/></text:span><text:span text:style-name="T78_57">root</text:span><text:span text:style-name="T78_58"><text:s/></text:span><text:span text:style-name="T78_59">is</text:span><text:span text:style-name="T78_60"><text:s/>5<text:s/>+<text:s/>18<text:s/>=<text:s/>23.</text:span></text:p>
          </table:table-cell>
          <table:table-cell table:style-name="Cell72">
            <text:p text:style-name="P79"/>
          </table:table-cell>
        </table:table-row>
        <table:table-row table:style-name="Row25">
          <table:table-cell table:style-name="Cell73">
            <text:p text:style-name="P80"><text:span text:style-name="T80_1">Example</text:span><text:span text:style-name="T80_2"><text:s/>11</text:span></text:p>
          </table:table-cell>
          <table:table-cell table:style-name="Cell74">
            <text:p text:style-name="P81"><text:span text:style-name="T81_1">Your</text:span><text:span text:style-name="T81_2"><text:s/></text:span><text:span text:style-name="T81_3">final</text:span><text:span text:style-name="T81_4"><text:s/></text:span><text:span text:style-name="T81_5">score</text:span><text:span text:style-name="T81_6"><text:s/></text:span><text:span text:style-name="T81_7">is</text:span><text:span text:style-name="T81_8"><text:s/></text:span><text:span text:style-name="T81_9">the</text:span><text:span text:style-name="T81_10"><text:s/></text:span><text:span text:style-name="T81_11">sum</text:span><text:span text:style-name="T81_12"><text:s/></text:span><text:span text:style-name="T81_13">of</text:span><text:span text:style-name="T81_14"><text:s/></text:span><text:span text:style-name="T81_15">all</text:span><text:span text:style-name="T81_16"><text:s/></text:span><text:span text:style-name="T81_17">individual</text:span><text:span text:style-name="T81_18"><text:s/></text:span><text:span text:style-name="T81_19">scores</text:span><text:span text:style-name="T81_20"><text:s/></text:span><text:span text:style-name="T81_21">previously</text:span><text:span text:style-name="T81_22"><text:s/></text:span><text:span text:style-name="T81_23">computed</text:span><text:span text:style-name="T81_24">.<text:s/></text:span><text:span text:style-name="T81_25">Here</text:span><text:span text:style-name="T81_26">,<text:s/></text:span><text:span text:style-name="T81_27">the</text:span><text:span text:style-name="T81_28"><text:s/></text:span><text:span text:style-name="T81_29">score</text:span><text:span text:style-name="T81_30"><text:s/></text:span><text:span text:style-name="T81_31">of</text:span><text:span text:style-name="T81_32"><text:s/></text:span><text:span text:style-name="T81_33">the</text:span><text:span text:style-name="T81_34"><text:s/></text:span><text:span text:style-name="T81_35">alignment</text:span><text:span text:style-name="T81_36"><text:s/></text:span><text:span text:style-name="T81_37">of</text:span><text:span text:style-name="T81_38"><text:s/></text:span><text:span text:style-name="T81_39">human</text:span><text:span text:style-name="T81_40"><text:s/></text:span><text:span text:style-name="T81_41">and</text:span><text:span text:style-name="T81_42"><text:s/></text:span><text:span text:style-name="T81_43">chimp</text:span><text:span text:style-name="T81_44"><text:s/></text:span><text:span text:style-name="T81_45">is</text:span><text:span text:style-name="T81_46"><text:s/>17,<text:s/></text:span><text:span text:style-name="T81_47">the</text:span><text:span text:style-name="T81_48"><text:s/></text:span><text:span text:style-name="T81_49">score</text:span><text:span text:style-name="T81_50"><text:s text:c="2"/></text:span><text:span text:style-name="T81_51">of</text:span><text:span text:style-name="T81_52"><text:s/></text:span><text:span text:style-name="T81_53">the</text:span><text:span text:style-name="T81_54"><text:s/></text:span><text:span text:style-name="T81_55">alignment</text:span><text:span text:style-name="T81_56"><text:s/></text:span><text:span text:style-name="T81_57">of</text:span><text:span text:style-name="T81_58"><text:s/></text:span><text:span text:style-name="T81_59">dog</text:span><text:span text:style-name="T81_60"><text:s/></text:span><text:span text:style-name="T81_61">and</text:span><text:span text:style-name="T81_62"><text:s/></text:span><text:span text:style-name="T81_63">bat</text:span><text:span text:style-name="T81_64"><text:s/></text:span><text:span text:style-name="T81_65">is</text:span><text:span text:style-name="T81_66"><text:s/>17,<text:s/></text:span><text:span text:style-name="T81_67">the</text:span><text:span text:style-name="T81_68"><text:s/></text:span><text:span text:style-name="T81_69">score</text:span><text:span text:style-name="T81_70"><text:s/></text:span><text:span text:style-name="T81_71">of</text:span><text:span text:style-name="T81_72"><text:s/></text:span><text:span text:style-name="T81_73">the</text:span><text:span text:style-name="T81_74"><text:s/></text:span><text:span text:style-name="T81_75">alignment</text:span><text:span text:style-name="T81_76"><text:s/></text:span><text:span text:style-name="T81_77">of</text:span><text:span text:style-name="T81_78"><text:s/></text:span><text:span text:style-name="T81_79">ancestors</text:span><text:span text:style-name="T81_80"><text:s/></text:span><text:span text:style-name="T81_81">with</text:span><text:span text:style-name="T81_82"><text:s/></text:span><text:span text:style-name="T81_83">the</text:span><text:span text:style-name="T81_84"><text:s/></text:span><text:span text:style-name="T81_85">root</text:span><text:span text:style-name="T81_86"><text:s/></text:span><text:span text:style-name="T81_87">is</text:span><text:span text:style-name="T81_88"><text:s/>23.<text:s/></text:span><text:span text:style-name="T81_89">Thus</text:span><text:span text:style-name="T81_90">,<text:s/></text:span><text:span text:style-name="T81_91">your</text:span><text:span text:style-name="T81_92"><text:s/></text:span><text:span text:style-name="T81_93">total</text:span><text:span text:style-name="T81_94"><text:s/></text:span><text:span text:style-name="T81_95">score</text:span><text:span text:style-name="T81_96"><text:s/></text:span><text:span text:style-name="T81_97">is</text:span><text:span text:style-name="T81_98"><text:s/>57.</text:span></text:p>
          </table:table-cell>
          <table:table-cell table:style-name="Cell75">
            <text:p text:style-name="P82"/>
          </table:table-cell>
        </table:table-row>
        <table:table-row table:style-name="Row26">
          <table:table-cell table:style-name="Cell76">
            <text:p text:style-name="P83"><text:span text:style-name="T83_1">Example</text:span><text:span text:style-name="T83_2"><text:s/>12</text:span></text:p>
          </table:table-cell>
          <table:table-cell table:style-name="Cell77">
            <text:p text:style-name="P84"><text:span text:style-name="T84_1">You</text:span><text:span text:style-name="T84_2"><text:s/></text:span><text:span text:style-name="T84_3">have</text:span><text:span text:style-name="T84_4"><text:s/></text:span><text:span text:style-name="T84_5">the</text:span><text:span text:style-name="T84_6"><text:s/></text:span><text:span text:style-name="T84_7">highest</text:span><text:span text:style-name="T84_8"><text:s/></text:span><text:span text:style-name="T84_9">score</text:span><text:span text:style-name="T84_10">.<text:s/></text:span><text:span text:style-name="T84_11">Click</text:span><text:span text:style-name="T84_12"><text:s/></text:span><text:span text:style-name="T84_13">the</text:span><text:span text:style-name="T84_14"><text:s/></text:span><text:span text:style-name="T84_15">star</text:span><text:span text:style-name="T84_16"><text:s/></text:span><text:span text:style-name="T84_17">and</text:span><text:span text:style-name="T84_18"><text:s/></text:span><text:span text:style-name="T84_19">submit</text:span><text:span text:style-name="T84_20"><text:s/></text:span><text:span text:style-name="T84_21">your</text:span><text:span text:style-name="T84_22"><text:s/></text:span><text:span text:style-name="T84_23">puzzle</text:span><text:span text:style-name="T84_24">.<text:s/></text:span><text:span text:style-name="T84_25">You</text:span><text:span text:style-name="T84_26"><text:s/></text:span><text:span text:style-name="T84_27">are</text:span><text:span text:style-name="T84_28"><text:s/></text:span><text:span text:style-name="T84_29">done</text:span><text:span text:style-name="T84_30">!<text:s/></text:span><text:span text:style-name="T84_31">The</text:span><text:span text:style-name="T84_32"><text:s/></text:span><text:span text:style-name="T84_33">level</text:span><text:span text:style-name="T84_34"><text:s/></text:span><text:span text:style-name="T84_35">id</text:span><text:span text:style-name="T84_36"><text:s/></text:span><text:span text:style-name="T84_37">for</text:span><text:span text:style-name="T84_38"><text:s/></text:span><text:span text:style-name="T84_39">this</text:span><text:span text:style-name="T84_40"><text:s/></text:span><text:span text:style-name="T84_41">puzzle</text:span><text:span text:style-name="T84_42"><text:s/></text:span><text:span text:style-name="T84_43">is</text:span><text:span text:style-name="T84_44"><text:s/>0.<text:s/></text:span><text:span text:style-name="T84_45">Now</text:span><text:span text:style-name="T84_46">,<text:s/></text:span><text:span text:style-name="T84_47">you</text:span><text:span text:style-name="T84_48"><text:s/></text:span><text:span text:style-name="T84_49">are</text:span><text:span text:style-name="T84_50"><text:s/></text:span><text:span text:style-name="T84_51">ready</text:span><text:span text:style-name="T84_52"><text:s/></text:span><text:span text:style-name="T84_53">to</text:span><text:span text:style-name="T84_54"><text:s/></text:span><text:span text:style-name="T84_55">play</text:span><text:span text:style-name="T84_56">!</text:span></text:p>
          </table:table-cell>
          <table:table-cell table:style-name="Cell78">
            <text:p text:style-name="P85"/>
          </table:table-cell>
        </table:table-row>
        <table:table-row table:style-name="Row27">
          <table:table-cell table:style-name="Cell79">
            <text:p text:style-name="P86"><text:span text:style-name="T86_1">Misc</text:span><text:span text:style-name="T86_2"><text:s/>1</text:span></text:p>
          </table:table-cell>
          <table:table-cell table:style-name="Cell80">
            <text:p text:style-name="P87"><text:span text:style-name="T87_1">Match</text:span></text:p>
          </table:table-cell>
          <table:table-cell table:style-name="Cell81">
            <text:p text:style-name="P88"/>
          </table:table-cell>
        </table:table-row>
        <table:table-row table:style-name="Row28">
          <table:table-cell table:style-name="Cell82">
            <text:p text:style-name="P89"><text:span text:style-name="T89_1">Misc</text:span><text:span text:style-name="T89_2"><text:s/>2</text:span></text:p>
          </table:table-cell>
          <table:table-cell table:style-name="Cell83">
            <text:p text:style-name="P90"><text:span text:style-name="T90_1">Mismatch</text:span></text:p>
          </table:table-cell>
          <table:table-cell table:style-name="Cell84">
            <text:p text:style-name="P91"/>
          </table:table-cell>
        </table:table-row>
        <table:table-row table:style-name="Row29">
          <table:table-cell table:style-name="Cell85">
            <text:p text:style-name="P92"><text:span text:style-name="T92_1">Misc</text:span><text:span text:style-name="T92_2"><text:s/>3</text:span></text:p>
          </table:table-cell>
          <table:table-cell table:style-name="Cell86">
            <text:p text:style-name="P93"><text:span text:style-name="T93_1">Gap</text:span></text:p>
          </table:table-cell>
          <table:table-cell table:style-name="Cell87">
            <text:p text:style-name="P94"/>
          </table:table-cell>
        </table:table-row>
        <table:table-row table:style-name="Row30">
          <table:table-cell table:style-name="Cell88">
            <text:p text:style-name="P95"><text:span text:style-name="T95_1">Misc</text:span><text:span text:style-name="T95_2"><text:s/>4</text:span></text:p>
          </table:table-cell>
          <table:table-cell table:style-name="Cell89">
            <text:p text:style-name="P96"><text:span text:style-name="T96_1">Phylogenetic</text:span><text:span text:style-name="T96_2"><text:s/></text:span><text:span text:style-name="T96_3">Tree</text:span></text:p>
          </table:table-cell>
          <table:table-cell table:style-name="Cell90">
            <text:p text:style-name="P97"/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</office:automatic-styles>
  <office:master-styles>
    <style:master-page style:name="Standard" style:page-layout-name="pm1">
      <style:header>
        <text:p text:style-name="P1"><text:span text:style-name="T1_1">Tutorial</text:span><text:span text:style-name="T1_2"><text:s/></text:span><text:span text:style-name="T1_3">Text</text:span><text:span text:style-name="T1_4"><text:s/></text:span><text:span text:style-name="T1_5">for</text:span><text:span text:style-name="T1_6"><text:s/></text:span><text:span text:style-name="T1_7">Phylo</text:span></text:p>
        <text:p text:style-name="P2"><text:span text:style-name="T2_1">English</text:span><text:span text:style-name="T2_2"><text:s/></text:span><text:span text:style-name="T2_3">Template</text:span><text:span text:style-name="T2_4"><text:s/></text:span><text:span text:style-name="T2_5">for</text:span><text:span text:style-name="T2_6"><text:s/></text:span><text:span text:style-name="T2_7">translators</text:span><text:span text:style-name="T2_8"><text:s/></text:span><text:span text:style-name="T2_9">(</text:span><text:span text:style-name="T2_10">Authors</text:span><text:span text:style-name="T2_11">:<text:s/></text:span><text:span text:style-name="T2_12">Adam</text:span><text:span text:style-name="T2_13"><text:s/></text:span><text:span text:style-name="T2_14">Hops</text:span><text:span text:style-name="T2_15"><text:s/>&amp;<text:s/></text:span><text:span text:style-name="T2_16">Jérôme</text:span><text:span text:style-name="T2_17"><text:s/></text:span><text:span text:style-name="T2_18">Waldispühl</text:span><text:span text:style-name="T2_19">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